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0*"/>
    </style:style>
    <style:style style:name="Tabela1.D" style:family="table-column">
      <style:table-column-properties style:column-width="2.835cm" style:rel-column-width="10927*"/>
    </style:style>
    <style:style style:name="Tabela1.F" style:family="table-column">
      <style:table-column-properties style:column-width="2.835cm" style:rel-column-width="10928*"/>
    </style:style>
    <style:style style:name="Tabela1.A1" style:family="table-cell">
      <style:table-cell-properties style:vertical-align="middle" fo:background-color="#eeeeee" fo:padding="0.097cm" fo:border-left="1pt solid #000000" fo:border-right="none" fo:border-top="1pt solid #000000" fo:border-bottom="1pt solid #000000">
        <style:background-image/>
      </style:table-cell-properties>
    </style:style>
    <style:style style:name="Tabela1.B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ela1.C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ela1.D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ela1.E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ela1.F1" style:family="table-cell">
      <style:table-cell-properties style:vertical-align="middle" fo:padding="0.097cm" fo:border="1pt solid #000000"/>
    </style:style>
    <style:style style:name="Tabela2" style:family="table">
      <style:table-properties style:width="11.986cm" table:align="center"/>
    </style:style>
    <style:style style:name="Tabela2.A" style:family="table-column">
      <style:table-column-properties style:column-width="4.551cm"/>
    </style:style>
    <style:style style:name="Tabela2.B" style:family="table-column">
      <style:table-column-properties style:column-width="3.36cm"/>
    </style:style>
    <style:style style:name="Tabela2.C" style:family="table-column">
      <style:table-column-properties style:column-width="4.075cm"/>
    </style:style>
    <style:style style:name="Tabe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eeeeee" fo:padding="0.097cm" fo:border="0.05pt solid #000000">
        <style:background-image/>
      </style:table-cell-properties>
    </style:style>
    <style:style style:name="Tabe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0.021cm" table:align="center" fo:background-color="transparent">
        <style:background-image/>
      </style:table-properties>
    </style:style>
    <style:style style:name="Tabela3.A" style:family="table-column">
      <style:table-column-properties style:column-width="6.225cm"/>
    </style:style>
    <style:style style:name="Tabela3.B" style:family="table-column">
      <style:table-column-properties style:column-width="3.796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e0e0e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e0e0e0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6.031cm" table:align="margins"/>
    </style:style>
    <style:style style:name="Tabela4.A" style:family="table-column">
      <style:table-column-properties style:column-width="2.011cm" style:rel-column-width="21845*"/>
    </style:style>
    <style:style style:name="Tabela4.A1" style:family="table-cell">
      <style:table-cell-properties fo:padding="0.097cm" fo:border="none"/>
    </style:style>
    <style:style style:name="Tabela5" style:family="table">
      <style:table-properties style:width="6.031cm" table:align="margins"/>
    </style:style>
    <style:style style:name="Tabela5.A" style:family="table-column">
      <style:table-column-properties style:column-width="2.011cm" style:rel-column-width="21845*"/>
    </style:style>
    <style:style style:name="Tabela5.A1" style:family="table-cell">
      <style:table-cell-properties fo:padding="0.097cm" fo:border="none"/>
    </style:style>
    <style:style style:name="Tabela14" style:family="table">
      <style:table-properties style:width="6.031cm" table:align="margins"/>
    </style:style>
    <style:style style:name="Tabela14.A" style:family="table-column">
      <style:table-column-properties style:column-width="2.011cm" style:rel-column-width="21845*"/>
    </style:style>
    <style:style style:name="Tabela14.A1" style:family="table-cell">
      <style:table-cell-properties fo:padding="0.097cm" fo:border="none"/>
    </style:style>
    <style:style style:name="Tabela6" style:family="table">
      <style:table-properties style:width="6.031cm" table:align="margins"/>
    </style:style>
    <style:style style:name="Tabela6.A" style:family="table-column">
      <style:table-column-properties style:column-width="2.011cm" style:rel-column-width="21845*"/>
    </style:style>
    <style:style style:name="Tabela6.A1" style:family="table-cell">
      <style:table-cell-properties fo:padding="0.097cm" fo:border="none"/>
    </style:style>
    <style:style style:name="Tabela7" style:family="table">
      <style:table-properties style:width="6.031cm" table:align="margins"/>
    </style:style>
    <style:style style:name="Tabela7.A" style:family="table-column">
      <style:table-column-properties style:column-width="2.011cm" style:rel-column-width="21845*"/>
    </style:style>
    <style:style style:name="Tabela7.A1" style:family="table-cell">
      <style:table-cell-properties fo:padding="0.097cm" fo:border="none"/>
    </style:style>
    <style:style style:name="Tabela8" style:family="table">
      <style:table-properties style:width="6.031cm" table:align="margins"/>
    </style:style>
    <style:style style:name="Tabela8.A" style:family="table-column">
      <style:table-column-properties style:column-width="2.011cm" style:rel-column-width="21845*"/>
    </style:style>
    <style:style style:name="Tabela8.A1" style:family="table-cell">
      <style:table-cell-properties fo:padding="0.097cm" fo:border="none"/>
    </style:style>
    <style:style style:name="Tabela9" style:family="table">
      <style:table-properties style:width="6.031cm" table:align="margins"/>
    </style:style>
    <style:style style:name="Tabela9.A" style:family="table-column">
      <style:table-column-properties style:column-width="2.011cm" style:rel-column-width="21845*"/>
    </style:style>
    <style:style style:name="Tabela9.A1" style:family="table-cell">
      <style:table-cell-properties fo:padding="0.097cm" fo:border="none"/>
    </style:style>
    <style:style style:name="Tabela10" style:family="table">
      <style:table-properties style:width="6.031cm" table:align="margins"/>
    </style:style>
    <style:style style:name="Tabela10.A" style:family="table-column">
      <style:table-column-properties style:column-width="2.011cm" style:rel-column-width="21845*"/>
    </style:style>
    <style:style style:name="Tabela10.A1" style:family="table-cell">
      <style:table-cell-properties fo:padding="0.097cm" fo:border="none"/>
    </style:style>
    <style:style style:name="Tabela4" style:family="table">
      <style:table-properties style:width="6.031cm" table:align="margins"/>
    </style:style>
    <style:style style:name="Tabela4.A" style:family="table-column">
      <style:table-column-properties style:column-width="2.011cm" style:rel-column-width="21845*"/>
    </style:style>
    <style:style style:name="Tabela4.A1" style:family="table-cell">
      <style:table-cell-properties fo:padding="0.097cm" fo:border="none"/>
    </style:style>
    <style:style style:name="Tabela5" style:family="table">
      <style:table-properties style:width="6.031cm" table:align="margins"/>
    </style:style>
    <style:style style:name="Tabela5.A" style:family="table-column">
      <style:table-column-properties style:column-width="2.011cm" style:rel-column-width="21845*"/>
    </style:style>
    <style:style style:name="Tabela5.A1" style:family="table-cell">
      <style:table-cell-properties fo:padding="0.097cm" fo:border="none"/>
    </style:style>
    <style:style style:name="Tabela14" style:family="table">
      <style:table-properties style:width="6.031cm" table:align="margins"/>
    </style:style>
    <style:style style:name="Tabela14.A" style:family="table-column">
      <style:table-column-properties style:column-width="2.011cm" style:rel-column-width="21845*"/>
    </style:style>
    <style:style style:name="Tabela14.A1" style:family="table-cell">
      <style:table-cell-properties fo:padding="0.097cm" fo:border="none"/>
    </style:style>
    <style:style style:name="Tabela6" style:family="table">
      <style:table-properties style:width="6.031cm" table:align="margins"/>
    </style:style>
    <style:style style:name="Tabela6.A" style:family="table-column">
      <style:table-column-properties style:column-width="2.011cm" style:rel-column-width="21845*"/>
    </style:style>
    <style:style style:name="Tabela6.A1" style:family="table-cell">
      <style:table-cell-properties fo:padding="0.097cm" fo:border="none"/>
    </style:style>
    <style:style style:name="Tabela7" style:family="table">
      <style:table-properties style:width="6.031cm" table:align="margins"/>
    </style:style>
    <style:style style:name="Tabela7.A" style:family="table-column">
      <style:table-column-properties style:column-width="2.011cm" style:rel-column-width="21845*"/>
    </style:style>
    <style:style style:name="Tabela7.A1" style:family="table-cell">
      <style:table-cell-properties fo:padding="0.097cm" fo:border="none"/>
    </style:style>
    <style:style style:name="Tabela8" style:family="table">
      <style:table-properties style:width="6.031cm" table:align="margins"/>
    </style:style>
    <style:style style:name="Tabela8.A" style:family="table-column">
      <style:table-column-properties style:column-width="2.011cm" style:rel-column-width="21845*"/>
    </style:style>
    <style:style style:name="Tabela8.A1" style:family="table-cell">
      <style:table-cell-properties fo:padding="0.097cm" fo:border="none"/>
    </style:style>
    <style:style style:name="Tabela9" style:family="table">
      <style:table-properties style:width="6.031cm" table:align="margins"/>
    </style:style>
    <style:style style:name="Tabela9.A" style:family="table-column">
      <style:table-column-properties style:column-width="2.011cm" style:rel-column-width="21845*"/>
    </style:style>
    <style:style style:name="Tabela9.A1" style:family="table-cell">
      <style:table-cell-properties fo:padding="0.097cm" fo:border="none"/>
    </style:style>
    <style:style style:name="Tabela10" style:family="table">
      <style:table-properties style:width="6.031cm" table:align="margins"/>
    </style:style>
    <style:style style:name="Tabela10.A" style:family="table-column">
      <style:table-column-properties style:column-width="2.011cm" style:rel-column-width="21845*"/>
    </style:style>
    <style:style style:name="Tabela10.A1" style:family="table-cell">
      <style:table-cell-properties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8.5cm" style:rel-column-width="32767*"/>
    </style:style>
    <style:style style:name="Tabela11.B" style:family="table-column">
      <style:table-column-properties style:column-width="8.5cm" style:rel-column-width="32768*"/>
    </style:style>
    <style:style style:name="Tabela11.A1" style:family="table-cell">
      <style:table-cell-properties fo:padding="0.097cm" fo:border="none"/>
    </style:style>
    <style:style style:name="Tabela12" style:family="table">
      <style:table-properties style:width="8.304cm" table:align="margins"/>
    </style:style>
    <style:style style:name="Tabela12.A" style:family="table-column">
      <style:table-column-properties style:column-width="4.152cm" style:rel-column-width="32767*"/>
    </style:style>
    <style:style style:name="Tabela12.B" style:family="table-column">
      <style:table-column-properties style:column-width="4.152cm" style:rel-column-width="32768*"/>
    </style:style>
    <style:style style:name="Tabela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style:vertical-align="middle" fo:padding="0.097cm" fo:border="0.05pt solid #000000"/>
    </style:style>
    <style:style style:name="Tabela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8.308cm" table:align="margins"/>
    </style:style>
    <style:style style:name="Tabela13.A" style:family="table-column">
      <style:table-column-properties style:column-width="4.154cm" style:rel-column-width="32767*"/>
    </style:style>
    <style:style style:name="Tabela13.B" style:family="table-column">
      <style:table-column-properties style:column-width="4.154cm" style:rel-column-width="32768*"/>
    </style:style>
    <style:style style:name="Tabela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style:vertical-align="middle" fo:padding="0.097cm" fo:border="0.05pt solid #000000"/>
    </style:style>
    <style:style style:name="Tabela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8.304cm" table:align="margins"/>
    </style:style>
    <style:style style:name="Tabela12.A" style:family="table-column">
      <style:table-column-properties style:column-width="4.152cm" style:rel-column-width="32767*"/>
    </style:style>
    <style:style style:name="Tabela12.B" style:family="table-column">
      <style:table-column-properties style:column-width="4.152cm" style:rel-column-width="32768*"/>
    </style:style>
    <style:style style:name="Tabela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style:vertical-align="middle" fo:padding="0.097cm" fo:border="0.05pt solid #000000"/>
    </style:style>
    <style:style style:name="Tabela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8.308cm" table:align="margins"/>
    </style:style>
    <style:style style:name="Tabela13.A" style:family="table-column">
      <style:table-column-properties style:column-width="4.154cm" style:rel-column-width="32767*"/>
    </style:style>
    <style:style style:name="Tabela13.B" style:family="table-column">
      <style:table-column-properties style:column-width="4.154cm" style:rel-column-width="32768*"/>
    </style:style>
    <style:style style:name="Tabela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style:vertical-align="middle" fo:padding="0.097cm" fo:border="0.05pt solid #000000"/>
    </style:style>
    <style:style style:name="Tabela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0.021cm" table:align="center" fo:background-color="transparent">
        <style:background-image/>
      </style:table-properties>
    </style:style>
    <style:style style:name="Tabela15.A" style:family="table-column">
      <style:table-column-properties style:column-width="6.225cm"/>
    </style:style>
    <style:style style:name="Tabela15.B" style:family="table-column">
      <style:table-column-properties style:column-width="3.796cm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fo:background-color="#e0e0e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fo:background-color="#e0e0e0" fo:padding="0.097cm" fo:border="0.05pt solid #000000">
        <style:background-image/>
      </style:table-cell-properties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.A3" style:family="table-cell">
      <style:table-cell-properties fo:padding="0.097cm" fo:border-left="0.05pt solid #000000" fo:border-right="none" fo:border-top="none" fo:border-bottom="0.05pt solid #000000"/>
    </style:style>
    <style:style style:name="Tabe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6.031cm" table:align="margins"/>
    </style:style>
    <style:style style:name="Tabela16.A" style:family="table-column">
      <style:table-column-properties style:column-width="2.011cm" style:rel-column-width="21845*"/>
    </style:style>
    <style:style style:name="Tabela16.A1" style:family="table-cell">
      <style:table-cell-properties fo:padding="0.097cm" fo:border="none"/>
    </style:style>
    <style:style style:name="Tabela17" style:family="table">
      <style:table-properties style:width="6.031cm" table:align="margins"/>
    </style:style>
    <style:style style:name="Tabela17.A" style:family="table-column">
      <style:table-column-properties style:column-width="2.011cm" style:rel-column-width="21845*"/>
    </style:style>
    <style:style style:name="Tabela17.A1" style:family="table-cell">
      <style:table-cell-properties fo:padding="0.097cm" fo:border="none"/>
    </style:style>
    <style:style style:name="Tabela16" style:family="table">
      <style:table-properties style:width="6.031cm" table:align="margins"/>
    </style:style>
    <style:style style:name="Tabela16.A" style:family="table-column">
      <style:table-column-properties style:column-width="2.011cm" style:rel-column-width="21845*"/>
    </style:style>
    <style:style style:name="Tabela16.A1" style:family="table-cell">
      <style:table-cell-properties fo:padding="0.097cm" fo:border="none"/>
    </style:style>
    <style:style style:name="Tabela17" style:family="table">
      <style:table-properties style:width="6.031cm" table:align="margins"/>
    </style:style>
    <style:style style:name="Tabela17.A" style:family="table-column">
      <style:table-column-properties style:column-width="2.011cm" style:rel-column-width="21845*"/>
    </style:style>
    <style:style style:name="Tabela17.A1" style:family="table-cell">
      <style:table-cell-properties fo:padding="0.097cm" fo:border="none"/>
    </style:style>
    <style:style style:name="Tabela18" style:family="table">
      <style:table-properties style:width="10.021cm" table:align="center" fo:background-color="transparent">
        <style:background-image/>
      </style:table-properties>
    </style:style>
    <style:style style:name="Tabela18.A" style:family="table-column">
      <style:table-column-properties style:column-width="6.225cm"/>
    </style:style>
    <style:style style:name="Tabela18.B" style:family="table-column">
      <style:table-column-properties style:column-width="3.796cm"/>
    </style:style>
    <style:style style:name="Tabela18.1" style:family="table-row">
      <style:table-row-properties fo:background-color="transparent">
        <style:background-image/>
      </style:table-row-properties>
    </style:style>
    <style:style style:name="Tabela18.A1" style:family="table-cell">
      <style:table-cell-properties fo:background-color="#e0e0e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fo:background-color="#e0e0e0" fo:padding="0.097cm" fo:border="0.05pt solid #000000">
        <style:background-image/>
      </style:table-cell-properties>
    </style:style>
    <style:style style:name="Tabela18.A2" style:family="table-cell">
      <style:table-cell-properties fo:padding="0.097cm" fo:border-left="0.05pt solid #000000" fo:border-right="none" fo:border-top="none" fo:border-bottom="0.05pt solid #000000"/>
    </style:style>
    <style:style style:name="Tabe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3" style:family="table-cell">
      <style:table-cell-properties fo:padding="0.097cm" fo:border-left="0.05pt solid #000000" fo:border-right="none" fo:border-top="none" fo:border-bottom="0.05pt solid #000000"/>
    </style:style>
    <style:style style:name="Tabe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fo:padding="0.097cm" fo:border-left="0.05pt solid #000000" fo:border-right="none" fo:border-top="none" fo:border-bottom="0.05pt solid #000000"/>
    </style:style>
    <style:style style:name="Tabela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6.031cm" table:align="margins"/>
    </style:style>
    <style:style style:name="Tabela19.A" style:family="table-column">
      <style:table-column-properties style:column-width="2.011cm" style:rel-column-width="21845*"/>
    </style:style>
    <style:style style:name="Tabela19.A1" style:family="table-cell">
      <style:table-cell-properties fo:padding="0.097cm" fo:border="none"/>
    </style:style>
    <style:style style:name="Tabela20" style:family="table">
      <style:table-properties style:width="6.031cm" table:align="margins"/>
    </style:style>
    <style:style style:name="Tabela20.A" style:family="table-column">
      <style:table-column-properties style:column-width="2.011cm" style:rel-column-width="21845*"/>
    </style:style>
    <style:style style:name="Tabela20.A1" style:family="table-cell">
      <style:table-cell-properties fo:padding="0.097cm" fo:border="none"/>
    </style:style>
    <style:style style:name="Tabela21" style:family="table">
      <style:table-properties style:width="6.031cm" table:align="margins"/>
    </style:style>
    <style:style style:name="Tabela21.A" style:family="table-column">
      <style:table-column-properties style:column-width="2.011cm" style:rel-column-width="21845*"/>
    </style:style>
    <style:style style:name="Tabela21.A1" style:family="table-cell">
      <style:table-cell-properties fo:padding="0.097cm" fo:border="none"/>
    </style:style>
    <style:style style:name="Tabela19" style:family="table">
      <style:table-properties style:width="6.031cm" table:align="margins"/>
    </style:style>
    <style:style style:name="Tabela19.A" style:family="table-column">
      <style:table-column-properties style:column-width="2.011cm" style:rel-column-width="21845*"/>
    </style:style>
    <style:style style:name="Tabela19.A1" style:family="table-cell">
      <style:table-cell-properties fo:padding="0.097cm" fo:border="none"/>
    </style:style>
    <style:style style:name="Tabela20" style:family="table">
      <style:table-properties style:width="6.031cm" table:align="margins"/>
    </style:style>
    <style:style style:name="Tabela20.A" style:family="table-column">
      <style:table-column-properties style:column-width="2.011cm" style:rel-column-width="21845*"/>
    </style:style>
    <style:style style:name="Tabela20.A1" style:family="table-cell">
      <style:table-cell-properties fo:padding="0.097cm" fo:border="none"/>
    </style:style>
    <style:style style:name="Tabela21" style:family="table">
      <style:table-properties style:width="6.031cm" table:align="margins"/>
    </style:style>
    <style:style style:name="Tabela21.A" style:family="table-column">
      <style:table-column-properties style:column-width="2.011cm" style:rel-column-width="21845*"/>
    </style:style>
    <style:style style:name="Tabela21.A1" style:family="table-cell">
      <style:table-cell-properties fo:padding="0.097cm" fo:border="none"/>
    </style:style>
    <style:style style:name="Tabela22" style:family="table">
      <style:table-properties style:width="17.247cm" table:align="center" fo:background-color="transparent">
        <style:background-image/>
      </style:table-properties>
    </style:style>
    <style:style style:name="Tabela22.A" style:family="table-column">
      <style:table-column-properties style:column-width="6.8cm"/>
    </style:style>
    <style:style style:name="Tabela22.B" style:family="table-column">
      <style:table-column-properties style:column-width="3.201cm"/>
    </style:style>
    <style:style style:name="Tabela22.C" style:family="table-column">
      <style:table-column-properties style:column-width="2.593cm"/>
    </style:style>
    <style:style style:name="Tabela22.D" style:family="table-column">
      <style:table-column-properties style:column-width="4.653cm"/>
    </style:style>
    <style:style style:name="Tabela22.1" style:family="table-row">
      <style:table-row-properties fo:background-color="transparent">
        <style:background-image/>
      </style:table-row-properties>
    </style:style>
    <style:style style:name="Tabela22.A1" style:family="table-cell">
      <style:table-cell-properties style:vertical-align="middle" fo:background-color="#e0e0e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D1" style:family="table-cell">
      <style:table-cell-properties style:vertical-align="middle" fo:background-color="#e0e0e0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11" style:family="table-row">
      <style:table-row-properties style:min-row-height="0.175cm" fo:background-color="transparent">
        <style:background-image/>
      </style:table-row-properties>
    </style:style>
    <style:style style:name="Tabela2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3.007cm" table:align="margins"/>
    </style:style>
    <style:style style:name="Tabela23.A" style:family="table-column">
      <style:table-column-properties style:column-width="1.002cm" style:rel-column-width="21845*"/>
    </style:style>
    <style:style style:name="Tabela23.A1" style:family="table-cell">
      <style:table-cell-properties fo:padding="0.097cm" fo:border="none"/>
    </style:style>
    <style:style style:name="Tabela28" style:family="table">
      <style:table-properties style:width="3.007cm" table:align="margins"/>
    </style:style>
    <style:style style:name="Tabela28.A" style:family="table-column">
      <style:table-column-properties style:column-width="1.002cm" style:rel-column-width="21845*"/>
    </style:style>
    <style:style style:name="Tabela28.A1" style:family="table-cell">
      <style:table-cell-properties fo:padding="0.097cm" fo:border="none"/>
    </style:style>
    <style:style style:name="Tabela31" style:family="table">
      <style:table-properties style:width="3.007cm" table:align="margins"/>
    </style:style>
    <style:style style:name="Tabela31.A" style:family="table-column">
      <style:table-column-properties style:column-width="1.002cm" style:rel-column-width="21836*"/>
    </style:style>
    <style:style style:name="Tabela31.C" style:family="table-column">
      <style:table-column-properties style:column-width="1.004cm" style:rel-column-width="21863*"/>
    </style:style>
    <style:style style:name="Tabela31.A1" style:family="table-cell">
      <style:table-cell-properties fo:padding="0.097cm" fo:border="none"/>
    </style:style>
    <style:style style:name="Tabela32" style:family="table">
      <style:table-properties style:width="3.007cm" table:align="margins"/>
    </style:style>
    <style:style style:name="Tabela32.A" style:family="table-column">
      <style:table-column-properties style:column-width="1.002cm" style:rel-column-width="21845*"/>
    </style:style>
    <style:style style:name="Tabela32.A1" style:family="table-cell">
      <style:table-cell-properties fo:padding="0.097cm" fo:border="none"/>
    </style:style>
    <style:style style:name="Tabela24" style:family="table">
      <style:table-properties style:width="3.007cm" table:align="margins"/>
    </style:style>
    <style:style style:name="Tabela24.A" style:family="table-column">
      <style:table-column-properties style:column-width="1.002cm" style:rel-column-width="21845*"/>
    </style:style>
    <style:style style:name="Tabela24.A1" style:family="table-cell">
      <style:table-cell-properties fo:padding="0.097cm" fo:border="none"/>
    </style:style>
    <style:style style:name="Tabela25" style:family="table">
      <style:table-properties style:width="3.007cm" table:align="margins"/>
    </style:style>
    <style:style style:name="Tabela25.A" style:family="table-column">
      <style:table-column-properties style:column-width="1.002cm" style:rel-column-width="21845*"/>
    </style:style>
    <style:style style:name="Tabela25.A1" style:family="table-cell">
      <style:table-cell-properties fo:padding="0.097cm" fo:border="none"/>
    </style:style>
    <style:style style:name="Tabela26" style:family="table">
      <style:table-properties style:width="3.007cm" table:align="margins"/>
    </style:style>
    <style:style style:name="Tabela26.A" style:family="table-column">
      <style:table-column-properties style:column-width="1.002cm" style:rel-column-width="21845*"/>
    </style:style>
    <style:style style:name="Tabela26.A1" style:family="table-cell">
      <style:table-cell-properties fo:padding="0.097cm" fo:border="none"/>
    </style:style>
    <style:style style:name="Tabela27" style:family="table">
      <style:table-properties style:width="3.007cm" table:align="margins"/>
    </style:style>
    <style:style style:name="Tabela27.A" style:family="table-column">
      <style:table-column-properties style:column-width="1.002cm" style:rel-column-width="21845*"/>
    </style:style>
    <style:style style:name="Tabela27.A1" style:family="table-cell">
      <style:table-cell-properties fo:padding="0.097cm" fo:border="none"/>
    </style:style>
    <style:style style:name="Tabela29" style:family="table">
      <style:table-properties style:width="3.007cm" table:align="margins"/>
    </style:style>
    <style:style style:name="Tabela29.A" style:family="table-column">
      <style:table-column-properties style:column-width="1.002cm" style:rel-column-width="21845*"/>
    </style:style>
    <style:style style:name="Tabela29.A1" style:family="table-cell">
      <style:table-cell-properties fo:padding="0.097cm" fo:border="none"/>
    </style:style>
    <style:style style:name="Tabela30" style:family="table">
      <style:table-properties style:width="3.007cm" table:align="margins"/>
    </style:style>
    <style:style style:name="Tabela30.A" style:family="table-column">
      <style:table-column-properties style:column-width="1.002cm" style:rel-column-width="21845*"/>
    </style:style>
    <style:style style:name="Tabela30.A1" style:family="table-cell">
      <style:table-cell-properties fo:padding="0.097cm" fo:border="none"/>
    </style:style>
    <style:style style:name="Tabela23" style:family="table">
      <style:table-properties style:width="3.007cm" table:align="margins"/>
    </style:style>
    <style:style style:name="Tabela23.A" style:family="table-column">
      <style:table-column-properties style:column-width="1.002cm" style:rel-column-width="21845*"/>
    </style:style>
    <style:style style:name="Tabela23.A1" style:family="table-cell">
      <style:table-cell-properties fo:padding="0.097cm" fo:border="none"/>
    </style:style>
    <style:style style:name="Tabela28" style:family="table">
      <style:table-properties style:width="3.007cm" table:align="margins"/>
    </style:style>
    <style:style style:name="Tabela28.A" style:family="table-column">
      <style:table-column-properties style:column-width="1.002cm" style:rel-column-width="21845*"/>
    </style:style>
    <style:style style:name="Tabela28.A1" style:family="table-cell">
      <style:table-cell-properties fo:padding="0.097cm" fo:border="none"/>
    </style:style>
    <style:style style:name="Tabela31" style:family="table">
      <style:table-properties style:width="3.007cm" table:align="margins"/>
    </style:style>
    <style:style style:name="Tabela31.A" style:family="table-column">
      <style:table-column-properties style:column-width="1.002cm" style:rel-column-width="21836*"/>
    </style:style>
    <style:style style:name="Tabela31.C" style:family="table-column">
      <style:table-column-properties style:column-width="1.004cm" style:rel-column-width="21863*"/>
    </style:style>
    <style:style style:name="Tabela31.A1" style:family="table-cell">
      <style:table-cell-properties fo:padding="0.097cm" fo:border="none"/>
    </style:style>
    <style:style style:name="Tabela24" style:family="table">
      <style:table-properties style:width="3.007cm" table:align="margins"/>
    </style:style>
    <style:style style:name="Tabela24.A" style:family="table-column">
      <style:table-column-properties style:column-width="1.002cm" style:rel-column-width="21845*"/>
    </style:style>
    <style:style style:name="Tabela24.A1" style:family="table-cell">
      <style:table-cell-properties fo:padding="0.097cm" fo:border="none"/>
    </style:style>
    <style:style style:name="Tabela25" style:family="table">
      <style:table-properties style:width="3.007cm" table:align="margins"/>
    </style:style>
    <style:style style:name="Tabela25.A" style:family="table-column">
      <style:table-column-properties style:column-width="1.002cm" style:rel-column-width="21845*"/>
    </style:style>
    <style:style style:name="Tabela25.A1" style:family="table-cell">
      <style:table-cell-properties fo:padding="0.097cm" fo:border="none"/>
    </style:style>
    <style:style style:name="Tabela26" style:family="table">
      <style:table-properties style:width="3.007cm" table:align="margins"/>
    </style:style>
    <style:style style:name="Tabela26.A" style:family="table-column">
      <style:table-column-properties style:column-width="1.002cm" style:rel-column-width="21845*"/>
    </style:style>
    <style:style style:name="Tabela26.A1" style:family="table-cell">
      <style:table-cell-properties fo:padding="0.097cm" fo:border="none"/>
    </style:style>
    <style:style style:name="Tabela27" style:family="table">
      <style:table-properties style:width="3.007cm" table:align="margins"/>
    </style:style>
    <style:style style:name="Tabela27.A" style:family="table-column">
      <style:table-column-properties style:column-width="1.002cm" style:rel-column-width="21845*"/>
    </style:style>
    <style:style style:name="Tabela27.A1" style:family="table-cell">
      <style:table-cell-properties fo:padding="0.097cm" fo:border="none"/>
    </style:style>
    <style:style style:name="Tabela29" style:family="table">
      <style:table-properties style:width="3.007cm" table:align="margins"/>
    </style:style>
    <style:style style:name="Tabela29.A" style:family="table-column">
      <style:table-column-properties style:column-width="1.002cm" style:rel-column-width="21845*"/>
    </style:style>
    <style:style style:name="Tabela29.A1" style:family="table-cell">
      <style:table-cell-properties fo:padding="0.097cm" fo:border="none"/>
    </style:style>
    <style:style style:name="Tabela30" style:family="table">
      <style:table-properties style:width="3.007cm" table:align="margins"/>
    </style:style>
    <style:style style:name="Tabela30.A" style:family="table-column">
      <style:table-column-properties style:column-width="1.002cm" style:rel-column-width="21845*"/>
    </style:style>
    <style:style style:name="Tabela30.A1" style:family="table-cell">
      <style:table-cell-properties fo:padding="0.097cm" fo:border="none"/>
    </style:style>
    <style:style style:name="Tabela32" style:family="table">
      <style:table-properties style:width="3.007cm" table:align="margins"/>
    </style:style>
    <style:style style:name="Tabela32.A" style:family="table-column">
      <style:table-column-properties style:column-width="1.002cm" style:rel-column-width="21845*"/>
    </style:style>
    <style:style style:name="Tabela32.A1" style:family="table-cell">
      <style:table-cell-properties fo:padding="0.097cm" fo:border="none"/>
    </style:style>
    <style:style style:name="P1" style:family="paragraph" style:parent-style-name="Text_20_body">
      <style:paragraph-properties fo:text-align="center" style:justify-single-word="false"/>
      <style:text-properties fo:font-size="12pt" officeooo:rsid="00147465" officeooo:paragraph-rsid="00147465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fo:font-size="12pt" officeooo:rsid="00147465" officeooo:paragraph-rsid="00147465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bbba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font-size="12pt" officeooo:paragraph-rsid="0015bbba" style:font-size-asian="12pt" style:font-size-complex="12pt"/>
    </style:style>
    <style:style style:name="P5" style:family="paragraph" style:parent-style-name="Standard">
      <style:text-properties fo:font-weight="bold" officeooo:rsid="00147465" officeooo:paragraph-rsid="00147465" style:font-weight-asian="bold" style:font-weight-complex="bold"/>
    </style:style>
    <style:style style:name="P6" style:family="paragraph" style:parent-style-name="Standard">
      <style:text-properties fo:font-weight="bold" officeooo:rsid="0015f3e7" officeooo:paragraph-rsid="0015f3e7" style:font-weight-asian="bold" style:font-weight-complex="bold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15f3e7" officeooo:paragraph-rsid="0015f3e7" style:font-weight-asian="bold" style:font-weight-complex="bold"/>
    </style:style>
    <style:style style:name="P8" style:family="paragraph" style:parent-style-name="Standard">
      <style:text-properties fo:font-weight="bold" officeooo:rsid="0021a761" officeooo:paragraph-rsid="0021a761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weight="bold" officeooo:rsid="0015bbba" officeooo:paragraph-rsid="0015bbba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weight="bold" officeooo:rsid="0017d8d5" officeooo:paragraph-rsid="001baa0e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weight="bold" officeooo:rsid="00181870" officeooo:paragraph-rsid="00181870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21a761" officeooo:paragraph-rsid="0021a761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15f3e7" officeooo:paragraph-rsid="0015f3e7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weight="normal" officeooo:rsid="0019fc3a" officeooo:paragraph-rsid="0019fc3a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17d8d5" officeooo:paragraph-rsid="0017d8d5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weight="normal" officeooo:rsid="00181870" officeooo:paragraph-rsid="00181870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font-weight="normal" officeooo:rsid="00181870" officeooo:paragraph-rsid="00181870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font-weight="normal" officeooo:rsid="001d2290" officeooo:paragraph-rsid="001d2290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weight="normal" officeooo:rsid="001d2290" officeooo:paragraph-rsid="001d2290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weight="normal" officeooo:rsid="001d2290" officeooo:paragraph-rsid="001ea377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weight="normal" officeooo:rsid="001ea377" officeooo:paragraph-rsid="001d2290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weight="normal" officeooo:rsid="001ea377" officeooo:paragraph-rsid="001ea377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weight="normal" officeooo:rsid="001fe007" officeooo:paragraph-rsid="001fe007" style:font-weight-asian="normal" style:font-weight-complex="normal"/>
    </style:style>
    <style:style style:name="P24" style:family="paragraph" style:parent-style-name="Standard">
      <style:text-properties officeooo:paragraph-rsid="001ea377"/>
    </style:style>
    <style:style style:name="P25" style:family="paragraph" style:parent-style-name="Standard">
      <style:text-properties officeooo:paragraph-rsid="0021a761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15f3e7" officeooo:paragraph-rsid="0015f3e7"/>
    </style:style>
    <style:style style:name="P27" style:family="paragraph" style:parent-style-name="Table_20_Contents">
      <style:paragraph-properties fo:text-align="center" style:justify-single-word="false"/>
      <style:text-properties officeooo:rsid="0017d8d5" officeooo:paragraph-rsid="0017d8d5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officeooo:paragraph-rsid="001ea377"/>
    </style:style>
    <style:style style:name="P30" style:family="paragraph" style:parent-style-name="Table_20_Contents">
      <style:paragraph-properties fo:text-align="center" style:justify-single-word="false"/>
      <style:text-properties officeooo:paragraph-rsid="0021a761"/>
    </style:style>
    <style:style style:name="P31" style:family="paragraph" style:parent-style-name="Table_20_Contents">
      <style:paragraph-properties fo:text-align="center" style:justify-single-word="false"/>
      <style:text-properties officeooo:rsid="00181870" officeooo:paragraph-rsid="00181870"/>
    </style:style>
    <style:style style:name="P32" style:family="paragraph" style:parent-style-name="Table_20_Contents">
      <style:paragraph-properties fo:text-align="center" style:justify-single-word="false"/>
      <style:text-properties officeooo:rsid="00181870" officeooo:paragraph-rsid="0021a761"/>
    </style:style>
    <style:style style:name="P33" style:family="paragraph" style:parent-style-name="Table_20_Contents">
      <style:paragraph-properties fo:text-align="center" style:justify-single-word="false"/>
      <style:text-properties officeooo:rsid="00181870" officeooo:paragraph-rsid="0021e75b"/>
    </style:style>
    <style:style style:name="P34" style:family="paragraph" style:parent-style-name="Table_20_Contents">
      <style:paragraph-properties fo:text-align="center" style:justify-single-word="false"/>
      <style:text-properties officeooo:rsid="0019fc3a" officeooo:paragraph-rsid="0019fc3a"/>
    </style:style>
    <style:style style:name="P35" style:family="paragraph" style:parent-style-name="Table_20_Contents">
      <style:paragraph-properties fo:text-align="center" style:justify-single-word="false"/>
      <style:text-properties officeooo:rsid="0019fc3a" officeooo:paragraph-rsid="0021a761"/>
    </style:style>
    <style:style style:name="P36" style:family="paragraph" style:parent-style-name="Table_20_Contents">
      <style:paragraph-properties fo:text-align="center" style:justify-single-word="false"/>
      <style:text-properties fo:color="#1b5e20" loext:opacity="100%" officeooo:rsid="00181870" officeooo:paragraph-rsid="00181870"/>
    </style:style>
    <style:style style:name="P37" style:family="paragraph" style:parent-style-name="Table_20_Contents">
      <style:paragraph-properties fo:text-align="center" style:justify-single-word="false"/>
      <style:text-properties fo:color="#1b5e20" loext:opacity="100%" officeooo:rsid="00181870" officeooo:paragraph-rsid="0021a761"/>
    </style:style>
    <style:style style:name="P38" style:family="paragraph" style:parent-style-name="Table_20_Contents">
      <style:paragraph-properties fo:text-align="center" style:justify-single-word="false"/>
      <style:text-properties fo:color="#1b5e20" loext:opacity="100%" officeooo:rsid="00181870" officeooo:paragraph-rsid="0021e75b"/>
    </style:style>
    <style:style style:name="P39" style:family="paragraph" style:parent-style-name="Table_20_Contents">
      <style:paragraph-properties fo:text-align="center" style:justify-single-word="false"/>
      <style:text-properties fo:color="#1b5e20" loext:opacity="100%" officeooo:rsid="001ea377" officeooo:paragraph-rsid="001ea377"/>
    </style:style>
    <style:style style:name="P40" style:family="paragraph" style:parent-style-name="Table_20_Contents">
      <style:paragraph-properties fo:text-align="center" style:justify-single-word="false"/>
      <style:text-properties fo:color="#1b5e20" loext:opacity="100%" officeooo:rsid="0021a761" officeooo:paragraph-rsid="0021a761"/>
    </style:style>
    <style:style style:name="P41" style:family="paragraph" style:parent-style-name="Table_20_Contents">
      <style:paragraph-properties fo:text-align="center" style:justify-single-word="false"/>
      <style:text-properties fo:color="#b71c1c" loext:opacity="100%" officeooo:rsid="00181870" officeooo:paragraph-rsid="0019fc3a"/>
    </style:style>
    <style:style style:name="P42" style:family="paragraph" style:parent-style-name="Table_20_Contents">
      <style:paragraph-properties fo:text-align="center" style:justify-single-word="false"/>
      <style:text-properties fo:color="#b71c1c" loext:opacity="100%" officeooo:rsid="00181870" officeooo:paragraph-rsid="00181870"/>
    </style:style>
    <style:style style:name="P43" style:family="paragraph" style:parent-style-name="Table_20_Contents">
      <style:paragraph-properties fo:text-align="center" style:justify-single-word="false"/>
      <style:text-properties fo:color="#b71c1c" loext:opacity="100%" officeooo:rsid="00181870" officeooo:paragraph-rsid="0021a761"/>
    </style:style>
    <style:style style:name="P44" style:family="paragraph" style:parent-style-name="Table_20_Contents">
      <style:paragraph-properties fo:text-align="center" style:justify-single-word="false"/>
      <style:text-properties fo:color="#b71c1c" loext:opacity="100%" officeooo:rsid="001ea377" officeooo:paragraph-rsid="001ea377"/>
    </style:style>
    <style:style style:name="P45" style:family="paragraph" style:parent-style-name="Table_20_Contents">
      <style:paragraph-properties fo:text-align="center" style:justify-single-word="false"/>
      <style:text-properties officeooo:rsid="0021a761" officeooo:paragraph-rsid="0021a761"/>
    </style:style>
    <style:style style:name="P46" style:family="paragraph" style:parent-style-name="Table_20_Contents">
      <style:paragraph-properties fo:text-align="justify" style:justify-single-word="false"/>
      <style:text-properties style:use-window-font-color="true" loext:opacity="0%" officeooo:rsid="00181870" officeooo:paragraph-rsid="0021a761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officeooo:rsid="0021e75b" officeooo:paragraph-rsid="0021e75b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officeooo:rsid="0021e75b" officeooo:paragraph-rsid="00238d41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officeooo:rsid="00238d41" officeooo:paragraph-rsid="00238d41"/>
    </style:style>
    <style:style style:name="P50" style:family="paragraph" style:parent-style-name="Table_20_Contents">
      <style:paragraph-properties fo:text-align="center" style:justify-single-word="false"/>
      <style:text-properties officeooo:rsid="0021e75b" officeooo:paragraph-rsid="0021e75b"/>
    </style:style>
    <style:style style:name="P51" style:family="paragraph" style:parent-style-name="Text_20_body">
      <style:paragraph-properties fo:text-align="justify" style:justify-single-word="false"/>
      <style:text-properties officeooo:paragraph-rsid="0015bbba"/>
    </style:style>
    <style:style style:name="P52" style:family="paragraph" style:parent-style-name="Title">
      <style:text-properties fo:font-size="14pt" style:font-size-asian="14pt" style:font-size-complex="14pt"/>
    </style:style>
    <style:style style:name="P53" style:family="paragraph" style:parent-style-name="Text_20_body">
      <style:paragraph-properties fo:text-align="center" style:justify-single-word="false"/>
      <style:text-properties fo:font-size="12pt" officeooo:paragraph-rsid="0015bbba" style:font-size-asian="12pt" style:font-size-complex="12pt"/>
    </style:style>
    <style:style style:name="P54" style:family="paragraph" style:parent-style-name="Text_20_body">
      <style:paragraph-properties fo:text-align="center" style:justify-single-word="false"/>
      <style:text-properties fo:font-size="12pt" fo:font-weight="normal" officeooo:rsid="0015bbba" officeooo:paragraph-rsid="0015bbba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015bbba" officeooo:paragraph-rsid="0015bbba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fo:font-size="12pt" fo:font-weight="normal" officeooo:rsid="0015f3e7" officeooo:paragraph-rsid="0015f3e7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bold" officeooo:rsid="0015f3e7" officeooo:paragraph-rsid="0015f3e7" style:font-size-asian="12pt" style:font-weight-asian="bold" style:font-size-complex="12pt" style:font-weight-complex="bold"/>
    </style:style>
    <style:style style:name="P58" style:family="paragraph" style:parent-style-name="Standard">
      <style:text-properties fo:font-weight="normal" officeooo:rsid="0021a761" officeooo:paragraph-rsid="0021a761" style:font-weight-asian="normal" style:font-weight-complex="normal"/>
    </style:style>
    <style:style style:name="P59" style:family="paragraph" style:parent-style-name="Heading_20_1">
      <style:text-properties fo:font-size="12pt" style:font-size-asian="12pt" style:font-size-complex="12pt"/>
    </style:style>
    <style:style style:name="P6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fo:font-weight="normal" officeooo:rsid="0015f3e7" officeooo:paragraph-rsid="0015f3e7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officeooo:rsid="00181870" officeooo:paragraph-rsid="0017d8d5"/>
    </style:style>
    <style:style style:name="P62" style:family="paragraph" style:parent-style-name="Table_20_Contents">
      <style:paragraph-properties fo:text-align="center" style:justify-single-word="false"/>
      <style:text-properties officeooo:rsid="00181870" officeooo:paragraph-rsid="0021a761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officeooo:rsid="0021e75b" officeooo:paragraph-rsid="0021e75b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officeooo:rsid="00253eed" officeooo:paragraph-rsid="00253eed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officeooo:rsid="00238d41" officeooo:paragraph-rsid="00238d41"/>
    </style:style>
    <style:style style:name="P66" style:family="paragraph" style:parent-style-name="Table_20_Contents">
      <style:paragraph-properties fo:text-align="center" style:justify-single-word="false"/>
      <style:text-properties officeooo:rsid="0021e75b" officeooo:paragraph-rsid="0021e75b"/>
    </style:style>
    <style:style style:name="P67" style:family="paragraph" style:parent-style-name="Table_20_Contents">
      <style:paragraph-properties fo:text-align="center" style:justify-single-word="false"/>
      <style:text-properties fo:color="#1b5e20" loext:opacity="100%" officeooo:rsid="00181870" officeooo:paragraph-rsid="0021e75b"/>
    </style:style>
    <style:style style:name="P68" style:family="paragraph" style:parent-style-name="Table_20_Contents">
      <style:paragraph-properties fo:text-align="center" style:justify-single-word="false"/>
      <style:text-properties fo:color="#b71c1c" loext:opacity="100%" officeooo:rsid="00181870" officeooo:paragraph-rsid="0021a761"/>
    </style:style>
    <style:style style:name="P69" style:family="paragraph" style:parent-style-name="Table_20_Contents">
      <style:paragraph-properties fo:text-align="center" style:justify-single-word="false"/>
      <style:text-properties officeooo:rsid="00253eed" officeooo:paragraph-rsid="00253e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5bbba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officeooo:rsid="0017d8d5"/>
    </style:style>
    <style:style style:name="T7" style:family="text">
      <style:text-properties officeooo:rsid="00181870"/>
    </style:style>
    <style:style style:name="T8" style:family="text">
      <style:text-properties officeooo:rsid="001baa0e"/>
    </style:style>
    <style:style style:name="T9" style:family="text">
      <style:text-properties officeooo:rsid="001ea377"/>
    </style:style>
    <style:style style:name="T10" style:family="text">
      <style:text-properties officeooo:rsid="001fe007"/>
    </style:style>
    <style:style style:name="T11" style:family="text">
      <style:text-properties officeooo:rsid="0021a761"/>
    </style:style>
    <style:style style:name="T12" style:family="text">
      <style:text-properties officeooo:rsid="0021e75b"/>
    </style:style>
    <style:style style:name="T13" style:family="text">
      <style:text-properties officeooo:rsid="00238d41"/>
    </style:style>
    <style:style style:name="T14" style:family="text">
      <style:text-properties officeooo:rsid="00253ee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RELATÓRIO DE TESTE</text:p>
      <text:p text:style-name="P5"/>
      <text:p text:style-name="P6">QUESTÃO 9)</text:p>
      <text:h text:style-name="P59" text:outline-level="1">ANÁLISE DOS LADOS DE UM TRIÂNGULO:</text:h>
      <text:p text:style-name="P2"><text:span text:style-name="T1">É um triângulo? </text:span>Antes de ser identificar o tipo do triângulo, ele precisa de fato ser um triângulo. A regra para saber se as retas podem formar um triângulo é: cada lado deve ter valor maior que o modulo da diferença dos outros dois, e valor menor que a somatória dos mesmos.</text:p>
      <text:p text:style-name="P1"><draw:frame draw:style-name="fr1" draw:name="Objeto1" text:anchor-type="as-char" svg:y="-0.377cm" svg:width="2.875cm" svg:height="0.48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to2" text:anchor-type="as-char" svg:y="-0.377cm" svg:width="2.877cm" svg:height="0.48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1" draw:name="Objeto3" text:anchor-type="as-char" svg:y="-0.377cm" svg:width="2.889cm" svg:height="0.48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<text:span text:style-name="T1">Triângulo equilátero:</text:span> Todos os lados têm mesmo tamanho:</text:p>
      <text:p text:style-name="P3"><draw:frame draw:style-name="fr1" draw:name="Objeto4" text:anchor-type="as-char" svg:y="-0.377cm" svg:width="1.572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51"><text:span text:style-name="T4">Triângulos isósceles:</text:span><text:span text:style-name="T2"> </text:span><text:span text:style-name="T3">Dois lados quaisquer</text:span><text:span text:style-name="T2"> têm mesmo tamanho:</text:span></text:p>
      <text:p text:style-name="P3"><draw:frame draw:style-name="fr1" draw:name="Objeto5" text:anchor-type="as-char" svg:y="-0.386cm" svg:width="5.93cm" svg:height="0.508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9"><text:span text:style-name="T2">Triângulo escaleno:</text:span><text:span text:style-name="T5"> Todos os lados têm tamanhos diferentes:</text:span></text:p>
      <text:p text:style-name="P54"><draw:frame draw:style-name="fr1" draw:name="Objeto6" text:anchor-type="as-char" svg:y="-0.377cm" svg:width="1.572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5"/>
      <text:p text:style-name="P57">VALORES A SEREM TESTADOS:</text:p>
      <text:p text:style-name="P57">Tipos de entrada:</text:p>
      <text:p text:style-name="P56">Teoricamente os valores que podem ser inseridos são inteiros e decimais, contudo, ao analisar o tráfico de rede, vemos que são passados como texto. Esperançosamente, internamente o valor é tratado e convertido, então temos que analisar o que ocorre ao passar diferentes tipos primitivos.</text:p>
      <table:table table:name="Tabela1" table:style-name="Tabela1">
        <table:table-column table:style-name="Tabela1.A" table:number-columns-repeated="3"/>
        <table:table-column table:style-name="Tabela1.D"/>
        <table:table-column table:style-name="Tabela1.A"/>
        <table:table-column table:style-name="Tabela1.F"/>
        <table:table-row table:style-name="TableLine110025040">
          <table:table-cell table:style-name="Tabela1.A1" office:value-type="string">
            <text:p text:style-name="P7">TIPOS:</text:p>
          </table:table-cell>
          <table:table-cell table:style-name="Tabela1.B1" office:value-type="string">
            <text:p text:style-name="P60">Inteiro</text:p>
          </table:table-cell>
          <table:table-cell table:style-name="Tabela1.C1" office:value-type="string">
            <text:p text:style-name="P60">Decimal</text:p>
          </table:table-cell>
          <table:table-cell table:style-name="Tabela1.D1" office:value-type="string">
            <text:p text:style-name="P60">String</text:p>
          </table:table-cell>
          <table:table-cell table:style-name="Tabela1.E1" office:value-type="string">
            <text:p text:style-name="P60">Vazio</text:p>
          </table:table-cell>
          <table:table-cell table:style-name="Tabela1.F1" office:value-type="string">
            <text:p text:style-name="P26">None</text:p>
          </table:table-cell>
        </table:table-row>
      </table:table>
      <text:p text:style-name="P13"/>
      <text:p text:style-name="P10"><text:span text:style-name="T8">T</text:span><text:span text:style-name="T7">ipos de entrada </text:span><text:span text:style-name="T8">(usando p</text:span>artição <text:span text:style-name="T8">e</text:span>quivalente<text:span text:style-name="T8">)</text:span>:</text:p>
      <text:p text:style-name="P15">Como já dito, os valores aceitos são apenas números reais não nulos e maiores que zero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110028080">
          <table:table-cell table:style-name="Tabela2.A1" office:value-type="string">
            <text:p text:style-name="P14">TIPO ENTRADA</text:p>
          </table:table-cell>
          <table:table-cell table:style-name="Tabela2.A1" office:value-type="string">
            <text:p text:style-name="P14">VÁLIDO</text:p>
          </table:table-cell>
          <table:table-cell table:style-name="Tabela2.C1" office:value-type="string">
            <text:p text:style-name="P14">INVALIDO</text:p>
          </table:table-cell>
        </table:table-row>
        <table:table-row table:style-name="TableLine110110096">
          <table:table-cell table:style-name="Tabela2.A2" office:value-type="string">
            <text:p text:style-name="P27">Inteiro</text:p>
          </table:table-cell>
          <table:table-cell table:style-name="Tabela2.B2" office:value-type="string">
            <text:p text:style-name="P27">&gt; 0</text:p>
          </table:table-cell>
          <table:table-cell table:style-name="Tabela2.C2" office:value-type="string">
            <text:p text:style-name="P28">&lt;<text:span text:style-name="T6">=</text:span> <text:span text:style-name="T6">0</text:span></text:p>
          </table:table-cell>
        </table:table-row>
        <table:table-row table:style-name="TableLine110112224">
          <table:table-cell table:style-name="Tabela2.A2" office:value-type="string">
            <text:p text:style-name="P27">Decimal</text:p>
          </table:table-cell>
          <table:table-cell table:style-name="Tabela2.B3" office:value-type="string">
            <text:p text:style-name="P28">&gt; <text:span text:style-name="T6">0.0</text:span></text:p>
          </table:table-cell>
          <table:table-cell table:style-name="Tabela2.C3" office:value-type="string">
            <text:p text:style-name="P28">&lt;<text:span text:style-name="T6">= 0.0</text:span></text:p>
          </table:table-cell>
        </table:table-row>
        <table:table-row table:style-name="TableLine110114224">
          <table:table-cell table:style-name="Tabela2.A2" office:value-type="string">
            <text:p text:style-name="P27">String</text:p>
          </table:table-cell>
          <table:table-cell table:style-name="Tabela2.B4" office:value-type="string">
            <text:p text:style-name="P28">---</text:p>
          </table:table-cell>
          <table:table-cell table:style-name="Tabela2.C4" office:value-type="string">
            <text:p text:style-name="P27">Todas</text:p>
          </table:table-cell>
        </table:table-row>
        <table:table-row table:style-name="TableLine110116272">
          <table:table-cell table:style-name="Tabela2.A2" office:value-type="string">
            <text:p text:style-name="P27">Vazio</text:p>
          </table:table-cell>
          <table:table-cell table:style-name="Tabela2.B5" office:value-type="string">
            <text:p text:style-name="P28">---</text:p>
          </table:table-cell>
          <table:table-cell table:style-name="Tabela2.C5" office:value-type="string">
            <text:p text:style-name="P27">X</text:p>
          </table:table-cell>
        </table:table-row>
        <table:table-row table:style-name="TableLine110118272">
          <table:table-cell table:style-name="Tabela2.A2" office:value-type="string">
            <text:p text:style-name="P61">null</text:p>
          </table:table-cell>
          <table:table-cell table:style-name="Tabela2.B6" office:value-type="string">
            <text:p text:style-name="P28">---</text:p>
          </table:table-cell>
          <table:table-cell table:style-name="Tabela2.C6" office:value-type="string">
            <text:p text:style-name="P27">X</text:p>
          </table:table-cell>
        </table:table-row>
        <table:table-row table:style-name="TableLine110120576">
          <table:table-cell table:style-name="Tabela2.A2" office:value-type="string">
            <text:p text:style-name="P31">NaN</text:p>
          </table:table-cell>
          <table:table-cell table:style-name="Tabela2.B7" office:value-type="string">
            <text:p text:style-name="P28">---</text:p>
          </table:table-cell>
          <table:table-cell table:style-name="Tabela2.C7" office:value-type="string">
            <text:p text:style-name="P31">X</text:p>
          </table:table-cell>
        </table:table-row>
      </table:table>
      <text:p text:style-name="P16"/>
      <text:p text:style-name="P16"><text:soft-page-break/>Os dois últimos testes são devidos a as vezes o JavaScript forçar a conversão implícita de tipos, fazendo com que erros sejam inseridos.</text:p>
      <text:p text:style-name="P16">Então a serem testados são (lembrando que são três campos):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1">ENTRADA</text:p>
          </table:table-cell>
          <table:table-cell table:style-name="Tabela3.B1" office:value-type="string">
            <text:p text:style-name="P31">SAÍDA ESPERADA</text:p>
          </table:table-cell>
        </table:table-row>
        <table:table-row table:style-name="Tabela3.1">
          <table:table-cell table:style-name="Tabela3.A8" office:value-type="string">
            <table:table table:name="Tabela4" table:style-name="Tabela4">
              <table:table-column table:style-name="Tabela4.A" table:number-columns-repeated="3"/>
              <table:table-row table:style-name="TableLine110127776">
                <table:table-cell table:style-name="Tabela4.A1" office:value-type="string">
                  <text:p text:style-name="P34">0.1</text:p>
                </table:table-cell>
                <table:table-cell table:style-name="Tabela4.A1" office:value-type="string">
                  <text:p text:style-name="P34">200</text:p>
                </table:table-cell>
                <table:table-cell table:style-name="Tabela4.A1" office:value-type="string">
                  <text:p text:style-name="P34">1.2</text:p>
                </table:table-cell>
              </table:table-row>
            </table:table>
            <text:p text:style-name="P31"/>
          </table:table-cell>
          <table:table-cell table:style-name="Tabela3.B2" office:value-type="string">
            <text:p text:style-name="P36">VALIDO</text:p>
          </table:table-cell>
        </table:table-row>
        <table:table-row table:style-name="Tabela3.1">
          <table:table-cell table:style-name="Tabela3.A3" office:value-type="string">
            <table:table table:name="Tabela5" table:style-name="Tabela5">
              <table:table-column table:style-name="Tabela5.A" table:number-columns-repeated="3"/>
              <table:table-row table:style-name="TableLine110129600">
                <table:table-cell table:style-name="Tabela5.A1" office:value-type="string">
                  <text:p text:style-name="P31">1</text:p>
                </table:table-cell>
                <table:table-cell table:style-name="Tabela5.A1" office:value-type="string">
                  <text:p text:style-name="P31">2</text:p>
                </table:table-cell>
                <table:table-cell table:style-name="Tabela5.A1" office:value-type="string">
                  <text:p text:style-name="P31">0</text:p>
                </table:table-cell>
              </table:table-row>
            </table:table>
            <text:p text:style-name="P31"/>
          </table:table-cell>
          <table:table-cell table:style-name="Tabela3.B3" office:value-type="string">
            <text:p text:style-name="P42">INVALIDO</text:p>
          </table:table-cell>
        </table:table-row>
        <table:table-row table:style-name="Tabela3.1">
          <table:table-cell table:style-name="Tabela3.A8" office:value-type="string">
            <table:table table:name="Tabela14" table:style-name="Tabela14">
              <table:table-column table:style-name="Tabela14.A" table:number-columns-repeated="3"/>
              <table:table-row table:style-name="TableLine110135936">
                <table:table-cell table:style-name="Tabela14.A1" office:value-type="string">
                  <text:p text:style-name="P31">1</text:p>
                </table:table-cell>
                <table:table-cell table:style-name="Tabela14.A1" office:value-type="string">
                  <text:p text:style-name="P31">2</text:p>
                </table:table-cell>
                <table:table-cell table:style-name="Tabela14.A1" office:value-type="string">
                  <text:p text:style-name="P31">-<text:span text:style-name="T10">2</text:span></text:p>
                </table:table-cell>
              </table:table-row>
            </table:table>
            <text:p text:style-name="P31"/>
          </table:table-cell>
          <table:table-cell table:style-name="Tabela3.B4" office:value-type="string">
            <text:p text:style-name="P42">INVALIDO</text:p>
          </table:table-cell>
        </table:table-row>
        <table:table-row table:style-name="Tabela3.1">
          <table:table-cell table:style-name="Tabela3.A8" office:value-type="string">
            <table:table table:name="Tabela6" table:style-name="Tabela6">
              <table:table-column table:style-name="Tabela6.A" table:number-columns-repeated="3"/>
              <table:table-row table:style-name="TableLine110141808">
                <table:table-cell table:style-name="Tabela6.A1" office:value-type="string">
                  <text:p text:style-name="P31">1</text:p>
                </table:table-cell>
                <table:table-cell table:style-name="Tabela6.A1" office:value-type="string">
                  <text:p text:style-name="P31">2</text:p>
                </table:table-cell>
                <table:table-cell table:style-name="Tabela6.A1" office:value-type="string">
                  <text:p text:style-name="P31">0.0</text:p>
                </table:table-cell>
              </table:table-row>
            </table:table>
            <text:p text:style-name="P31"/>
          </table:table-cell>
          <table:table-cell table:style-name="Tabela3.B5" office:value-type="string">
            <text:p text:style-name="P42">INVALIDO</text:p>
          </table:table-cell>
        </table:table-row>
        <table:table-row table:style-name="Tabela3.1">
          <table:table-cell table:style-name="Tabela3.A8" office:value-type="string">
            <table:table table:name="Tabela7" table:style-name="Tabela7">
              <table:table-column table:style-name="Tabela7.A" table:number-columns-repeated="3"/>
              <table:table-row table:style-name="TableLine110148864">
                <table:table-cell table:style-name="Tabela7.A1" office:value-type="string">
                  <text:p text:style-name="P34">1</text:p>
                </table:table-cell>
                <table:table-cell table:style-name="Tabela7.A1" office:value-type="string">
                  <text:p text:style-name="P34">2</text:p>
                </table:table-cell>
                <table:table-cell table:style-name="Tabela7.A1" office:value-type="string">
                  <text:p text:style-name="P34">a</text:p>
                </table:table-cell>
              </table:table-row>
            </table:table>
            <text:p text:style-name="P28"/>
          </table:table-cell>
          <table:table-cell table:style-name="Tabela3.B6" office:value-type="string">
            <text:p text:style-name="P42">INVALIDO</text:p>
          </table:table-cell>
        </table:table-row>
        <table:table-row table:style-name="Tabela3.1">
          <table:table-cell table:style-name="Tabela3.A8" office:value-type="string">
            <table:table table:name="Tabela8" table:style-name="Tabela8">
              <table:table-column table:style-name="Tabela8.A" table:number-columns-repeated="3"/>
              <table:table-row table:style-name="TableLine110154800">
                <table:table-cell table:style-name="Tabela8.A1" office:value-type="string">
                  <text:p text:style-name="P34">1</text:p>
                </table:table-cell>
                <table:table-cell table:style-name="Tabela8.A1" office:value-type="string">
                  <text:p text:style-name="P34">2</text:p>
                </table:table-cell>
                <table:table-cell table:style-name="Tabela8.A1" office:value-type="string">
                  <text:p text:style-name="P28"/>
                </table:table-cell>
              </table:table-row>
            </table:table>
            <text:p text:style-name="P28"/>
          </table:table-cell>
          <table:table-cell table:style-name="Tabela3.B7" office:value-type="string">
            <text:p text:style-name="P42">INVALIDO</text:p>
          </table:table-cell>
        </table:table-row>
        <table:table-row table:style-name="Tabela3.1">
          <table:table-cell table:style-name="Tabela3.A8" office:value-type="string">
            <table:table table:name="Tabela9" table:style-name="Tabela9">
              <table:table-column table:style-name="Tabela9.A" table:number-columns-repeated="3"/>
              <table:table-row table:style-name="TableLine110161088">
                <table:table-cell table:style-name="Tabela9.A1" office:value-type="string">
                  <text:p text:style-name="P34">1</text:p>
                </table:table-cell>
                <table:table-cell table:style-name="Tabela9.A1" office:value-type="string">
                  <text:p text:style-name="P34">2</text:p>
                </table:table-cell>
                <table:table-cell table:style-name="Tabela9.A1" office:value-type="string">
                  <text:p text:style-name="P34">null</text:p>
                </table:table-cell>
              </table:table-row>
            </table:table>
            <text:p text:style-name="P34"/>
          </table:table-cell>
          <table:table-cell table:style-name="Tabela3.B8" office:value-type="string">
            <text:p text:style-name="P41">INVALIDO</text:p>
          </table:table-cell>
        </table:table-row>
        <table:table-row table:style-name="Tabela3.1">
          <table:table-cell table:style-name="Tabela3.A9" office:value-type="string">
            <table:table table:name="Tabela10" table:style-name="Tabela10">
              <table:table-column table:style-name="Tabela10.A" table:number-columns-repeated="3"/>
              <table:table-row table:style-name="TableLine110167408">
                <table:table-cell table:style-name="Tabela10.A1" office:value-type="string">
                  <text:p text:style-name="P34">1</text:p>
                </table:table-cell>
                <table:table-cell table:style-name="Tabela10.A1" office:value-type="string">
                  <text:p text:style-name="P34">2</text:p>
                </table:table-cell>
                <table:table-cell table:style-name="Tabela10.A1" office:value-type="string">
                  <text:p text:style-name="P34">NaN</text:p>
                </table:table-cell>
              </table:table-row>
            </table:table>
            <text:p text:style-name="P34"/>
          </table:table-cell>
          <table:table-cell table:style-name="Tabela3.B9" office:value-type="string">
            <text:p text:style-name="P41">INVALIDO</text:p>
          </table:table-cell>
        </table:table-row>
      </table:table>
      <text:p text:style-name="P17"/>
      <text:p text:style-name="P22">Vale ressaltar que é bom testar o máximo de casos validos juntos de uma vez, pois como esperamos uma resposta valida deles já unimos todos. O oposto é verdade para os casos inválidos, queremos testar apenas um caso invalido por vez, pois se testarmos mais de um, fica difícil saber de quem é a responsabilidade da saída errada.</text:p>
      <text:p text:style-name="P11">É <text:span text:style-name="T8">um triângulo (usando valor limite):</text:span></text:p>
      <text:p text:style-name="P19">No caso da regra de ser um triângulo ou não, vamos analisar os lados da igualdade isoladamente:</text:p>
      <text:p text:style-name="P18">1.<draw:frame draw:style-name="fr1" draw:name="Objeto7" text:anchor-type="as-char" svg:y="-0.377cm" svg:width="1.794cm" svg:height="0.489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text:tab/>2.<draw:frame draw:style-name="fr1" draw:name="Objeto8" text:anchor-type="as-char" svg:y="-0.377cm" svg:width="1.508cm" svg:height="0.467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able:table table:name="Tabela11" table:style-name="Tabela11">
        <table:table-column table:style-name="Tabela11.A"/>
        <table:table-column table:style-name="Tabela11.B"/>
        <table:table-row table:style-name="TableLine110203824">
          <table:table-cell table:style-name="Tabela11.A1" office:value-type="string">
            <text:p text:style-name="P20">Para a <text:span text:style-name="T9">1°</text:span> desigualdade <text:span text:style-name="T9">temos três fronteiras:</text:span></text:p>
            <table:table table:name="Tabela12" table:style-name="Tabela12">
              <table:table-column table:style-name="Tabela12.A"/>
              <table:table-column table:style-name="Tabela12.B"/>
              <table:table-row table:style-name="TableLine110210128">
                <table:table-cell table:style-name="Tabela12.A1" office:value-type="string">
                  <text:p text:style-name="P28"><draw:frame draw:style-name="fr1" draw:name="Objeto9" text:anchor-type="as-char" svg:y="-0.377cm" svg:width="1.73cm" svg:height="0.489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    </table:table-cell>
                <table:table-cell table:style-name="Tabela12.B1" office:value-type="string">
                  <text:p text:style-name="P39">VALIDO</text:p>
                </table:table-cell>
              </table:table-row>
              <table:table-row table:style-name="TableLine110242976">
                <table:table-cell table:style-name="Tabela12.A2" office:value-type="string">
                  <text:p text:style-name="P28"><draw:frame draw:style-name="fr1" draw:name="Objeto10" text:anchor-type="as-char" svg:y="-0.377cm" svg:width="1.794cm" svg:height="0.489cm" draw:z-index="9"><draw:object xlink:href="./Object 10" xlink:type="simple" xlink:show="embed" xlink:actuate="onLoad"/><draw:image xlink:href="./ObjectReplacements/Object 10" xlink:type="simple" xlink:show="embed" xlink:actuate="onLoad"/></draw:frame></text:p>
                </table:table-cell>
                <table:table-cell table:style-name="Tabela12.B2" office:value-type="string">
                  <text:p text:style-name="P39">VALIDO</text:p>
                </table:table-cell>
              </table:table-row>
              <table:table-row table:style-name="TableLine110244192">
                <table:table-cell table:style-name="Tabela12.A2" office:value-type="string">
                  <text:p text:style-name="P28"><draw:frame draw:style-name="fr1" draw:name="Objeto11" text:anchor-type="as-char" svg:y="-0.377cm" svg:width="1.73cm" svg:height="0.489cm" draw:z-index="10"><draw:object xlink:href="./Object 11" xlink:type="simple" xlink:show="embed" xlink:actuate="onLoad"/><draw:image xlink:href="./ObjectReplacements/Object 11" xlink:type="simple" xlink:show="embed" xlink:actuate="onLoad"/></draw:frame></text:p>
                </table:table-cell>
                <table:table-cell table:style-name="Tabela12.B2" office:value-type="string">
                  <text:p text:style-name="P44">INVALIDO</text:p>
                </table:table-cell>
              </table:table-row>
            </table:table>
            <text:p text:style-name="P22"/>
          </table:table-cell>
          <table:table-cell table:style-name="Tabela11.A1" office:value-type="string">
            <text:p text:style-name="P20">Para a <text:span text:style-name="T9">2°</text:span> desigualdade <text:span text:style-name="T9">temos três fronteiras:</text:span></text:p>
            <table:table table:name="Tabela13" table:style-name="Tabela13">
              <table:table-column table:style-name="Tabela13.A"/>
              <table:table-column table:style-name="Tabela13.B"/>
              <table:table-row table:style-name="TableLine110212368">
                <table:table-cell table:style-name="Tabela13.A1" office:value-type="string">
                  <text:p text:style-name="P29"><draw:frame draw:style-name="fr1" draw:name="Objeto12" text:anchor-type="as-char" svg:y="-0.377cm" svg:width="1.445cm" svg:height="0.467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    </table:table-cell>
                <table:table-cell table:style-name="Tabela13.B1" office:value-type="string">
                  <text:p text:style-name="P39">VALIDO</text:p>
                </table:table-cell>
              </table:table-row>
              <table:table-row table:style-name="TableLine110278784">
                <table:table-cell table:style-name="Tabela13.A2" office:value-type="string">
                  <text:p text:style-name="P29"><draw:frame draw:style-name="fr1" draw:name="Objeto13" text:anchor-type="as-char" svg:y="-0.377cm" svg:width="1.508cm" svg:height="0.467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    </table:table-cell>
                <table:table-cell table:style-name="Tabela13.B2" office:value-type="string">
                  <text:p text:style-name="P39">VALIDO</text:p>
                </table:table-cell>
              </table:table-row>
              <table:table-row table:style-name="TableLine110279888">
                <table:table-cell table:style-name="Tabela13.A2" office:value-type="string">
                  <text:p text:style-name="P29"><draw:frame draw:style-name="fr1" draw:name="Objeto14" text:anchor-type="as-char" svg:y="-0.377cm" svg:width="1.445cm" svg:height="0.467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    </table:table-cell>
                <table:table-cell table:style-name="Tabela13.B2" office:value-type="string">
                  <text:p text:style-name="P44">INVALIDO</text:p>
                </table:table-cell>
              </table:table-row>
            </table:table>
            <text:p text:style-name="P24"/>
          </table:table-cell>
        </table:table-row>
      </table:table>
      <text:p text:style-name="P21"/>
      <text:p text:style-name="P23">Para o conjunto de entrada <draw:frame draw:style-name="fr1" draw:name="Objeto15" text:anchor-type="as-char" svg:y="-0.377cm" svg:width="1.319cm" svg:height="0.467cm" draw:z-index="14"><draw:object xlink:href="./Object 15" xlink:type="simple" xlink:show="embed" xlink:actuate="onLoad"/><draw:image xlink:href="./ObjectReplacements/Object 15" xlink:type="simple" xlink:show="embed" xlink:actuate="onLoad"/></draw:frame>já testamos todas as possibilidades de valido juntas, pois <draw:frame draw:style-name="fr1" draw:name="Objeto16" text:anchor-type="as-char" svg:y="-0.377cm" svg:width="1.494cm" svg:height="0.467cm" draw:z-index="15"><draw:object xlink:href="./Object 16" xlink:type="simple" xlink:show="embed" xlink:actuate="onLoad"/><draw:image xlink:href="./ObjectReplacements/Object 16" xlink:type="simple" xlink:show="embed" xlink:actuate="onLoad"/></draw:frame>e<draw:frame draw:style-name="fr1" draw:name="Objeto17" text:anchor-type="as-char" svg:y="-0.377cm" svg:width="1.547cm" svg:height="0.467cm" draw:z-index="16"><draw:object xlink:href="./Object 17" xlink:type="simple" xlink:show="embed" xlink:actuate="onLoad"/><draw:image xlink:href="./ObjectReplacements/Object 17" xlink:type="simple" xlink:show="embed" xlink:actuate="onLoad"/></draw:frame>. E, matematicamente, não é possível ter os casos inválidos isolados, pois se o primeiro caso for invalido, o segundo, em alguma das três análises também será, então selecionei o valor<draw:frame draw:style-name="fr1" draw:name="Objeto18" text:anchor-type="as-char" svg:y="-0.377cm" svg:width="1.295cm" svg:height="0.467cm" draw:z-index="17"><draw:object xlink:href="./Object 18" xlink:type="simple" xlink:show="embed" xlink:actuate="onLoad"/><draw:image xlink:href="./ObjectReplacements/Object 18" xlink:type="simple" xlink:show="embed" xlink:actuate="onLoad"/></draw:frame>.</text:p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32">ENTRADA</text:p>
          </table:table-cell>
          <table:table-cell table:style-name="Tabela15.B1" office:value-type="string">
            <text:p text:style-name="P32">SAÍDA ESPERADA</text:p>
          </table:table-cell>
        </table:table-row>
        <table:table-row table:style-name="Tabela15.1">
          <table:table-cell table:style-name="Tabela15.A2" office:value-type="string">
            <table:table table:name="Tabela16" table:style-name="Tabela16">
              <table:table-column table:style-name="Tabela16.A" table:number-columns-repeated="3"/>
              <table:table-row table:style-name="TableLine110317824">
                <table:table-cell table:style-name="Tabela16.A1" office:value-type="string">
                  <text:p text:style-name="P45">4</text:p>
                </table:table-cell>
                <table:table-cell table:style-name="Tabela16.A1" office:value-type="string">
                  <text:p text:style-name="P35">2.<text:span text:style-name="T11">0</text:span></text:p>
                </table:table-cell>
                <table:table-cell table:style-name="Tabela16.A1" office:value-type="string">
                  <text:p text:style-name="P35">2</text:p>
                </table:table-cell>
              </table:table-row>
            </table:table>
            <text:p text:style-name="P32"/>
          </table:table-cell>
          <table:table-cell table:style-name="Tabela15.B2" office:value-type="string">
            <text:p text:style-name="P37">VALIDO</text:p>
          </table:table-cell>
        </table:table-row>
        <table:table-row table:style-name="Tabela15.1">
          <table:table-cell table:style-name="Tabela15.A3" office:value-type="string">
            <table:table table:name="Tabela17" table:style-name="Tabela17">
              <table:table-column table:style-name="Tabela17.A" table:number-columns-repeated="3"/>
              <table:table-row table:style-name="TableLine110319920">
                <table:table-cell table:style-name="Tabela17.A1" office:value-type="string">
                  <text:p text:style-name="P45">5</text:p>
                </table:table-cell>
                <table:table-cell table:style-name="Tabela17.A1" office:value-type="string">
                  <text:p text:style-name="P32">2</text:p>
                </table:table-cell>
                <table:table-cell table:style-name="Tabela17.A1" office:value-type="string">
                  <text:p text:style-name="P45">1</text:p>
                </table:table-cell>
              </table:table-row>
            </table:table>
            <text:p text:style-name="P32"/>
          </table:table-cell>
          <table:table-cell table:style-name="Tabela15.B3" office:value-type="string">
            <text:p text:style-name="P43">INVALIDO</text:p>
          </table:table-cell>
        </table:table-row>
      </table:table>
      <text:p text:style-name="P25"/>
      <text:p text:style-name="P8"/>
      <text:p text:style-name="P8"><text:soft-page-break/>Tipo do triângulo (usando valor limite):</text:p>
      <text:p text:style-name="P12">Curiosamente, a análise dos tipos já nós dá todas as possibilidades combinacionais diferentes, pois, para três valores, só temos 3 possibilidades: todos são iguais, eles são iguais dois a dois; todos são diferentes.</text:p>
      <text:p text:style-name="P12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32">ENTRADA</text:p>
          </table:table-cell>
          <table:table-cell table:style-name="Tabela18.B1" office:value-type="string">
            <text:p text:style-name="P32">SAÍDA ESPERADA</text:p>
          </table:table-cell>
        </table:table-row>
        <table:table-row table:style-name="Tabela18.1">
          <table:table-cell table:style-name="Tabela18.A2" office:value-type="string">
            <table:table table:name="Tabela19" table:style-name="Tabela19">
              <table:table-column table:style-name="Tabela19.A" table:number-columns-repeated="3"/>
              <table:table-row table:style-name="TableLine110341840">
                <table:table-cell table:style-name="Tabela19.A1" office:value-type="string">
                  <text:p text:style-name="P45">2</text:p>
                </table:table-cell>
                <table:table-cell table:style-name="Tabela19.A1" office:value-type="string">
                  <text:p text:style-name="P35">2</text:p>
                </table:table-cell>
                <table:table-cell table:style-name="Tabela19.A1" office:value-type="string">
                  <text:p text:style-name="P35">2</text:p>
                </table:table-cell>
              </table:table-row>
            </table:table>
            <text:p text:style-name="P32"/>
          </table:table-cell>
          <table:table-cell table:style-name="Tabela18.B2" office:value-type="string">
            <text:p text:style-name="P40">EQUILÁTERO</text:p>
          </table:table-cell>
        </table:table-row>
        <table:table-row table:style-name="Tabela18.1">
          <table:table-cell table:style-name="Tabela18.A3" office:value-type="string">
            <table:table table:name="Tabela20" table:style-name="Tabela20">
              <table:table-column table:style-name="Tabela20.A" table:number-columns-repeated="3"/>
              <table:table-row table:style-name="TableLine110343904">
                <table:table-cell table:style-name="Tabela20.A1" office:value-type="string">
                  <text:p text:style-name="P45">3</text:p>
                </table:table-cell>
                <table:table-cell table:style-name="Tabela20.A1" office:value-type="string">
                  <text:p text:style-name="P32">2</text:p>
                </table:table-cell>
                <table:table-cell table:style-name="Tabela20.A1" office:value-type="string">
                  <text:p text:style-name="P45">2</text:p>
                </table:table-cell>
              </table:table-row>
            </table:table>
            <text:p text:style-name="P32"/>
          </table:table-cell>
          <table:table-cell table:style-name="Tabela18.B3" office:value-type="string">
            <text:p text:style-name="P40">ISÓSCELES</text:p>
          </table:table-cell>
        </table:table-row>
        <table:table-row table:style-name="Tabela18.1">
          <table:table-cell table:style-name="Tabela18.A4" office:value-type="string">
            <table:table table:name="Tabela21" table:style-name="Tabela21">
              <table:table-column table:style-name="Tabela21.A" table:number-columns-repeated="3"/>
              <table:table-row table:style-name="TableLine110350752">
                <table:table-cell table:style-name="Tabela21.A1" office:value-type="string">
                  <text:p text:style-name="P45">3</text:p>
                </table:table-cell>
                <table:table-cell table:style-name="Tabela21.A1" office:value-type="string">
                  <text:p text:style-name="P32">2</text:p>
                </table:table-cell>
                <table:table-cell table:style-name="Tabela21.A1" office:value-type="string">
                  <text:p text:style-name="P45">1</text:p>
                </table:table-cell>
              </table:table-row>
            </table:table>
            <text:p text:style-name="P32"/>
          </table:table-cell>
          <table:table-cell table:style-name="Tabela18.B4" office:value-type="string">
            <text:p text:style-name="P40">ESCALENO</text:p>
          </table:table-cell>
        </table:table-row>
      </table:table>
      <text:p text:style-name="P8"/>
      <text:p text:style-name="P8">Agora combinando todas as análises para gerar meu caso de teste final:</text:p>
      <text:p text:style-name="P58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row table:style-name="Tabela22.1">
          <table:table-cell table:style-name="Tabela22.A1" office:value-type="string">
            <text:p text:style-name="P50">DESCRIÇÃO</text:p>
          </table:table-cell>
          <table:table-cell table:style-name="Tabela22.A1" office:value-type="string">
            <text:p text:style-name="P32">ENTRADA</text:p>
          </table:table-cell>
          <table:table-cell table:style-name="Tabela22.A1" office:value-type="string">
            <text:p text:style-name="P32"><text:span text:style-name="T12">ANÁLISE</text:span> ESPERADA</text:p>
          </table:table-cell>
          <table:table-cell table:style-name="Tabela22.D1" office:value-type="string">
            <text:p text:style-name="P33">SAÍDA ESPERADA</text:p>
          </table:table-cell>
        </table:table-row>
        <table:table-row table:style-name="Tabela22.1">
          <table:table-cell table:style-name="Tabela22.A3" office:value-type="string">
            <text:p text:style-name="P48">Escaleno</text:p>
          </table:table-cell>
          <table:table-cell table:style-name="Tabela22.B2" office:value-type="string">
            <table:table table:name="Tabela23" table:style-name="Tabela23">
              <table:table-column table:style-name="Tabela23.A" table:number-columns-repeated="3"/>
              <table:table-row table:style-name="TableLine110376240">
                <table:table-cell table:style-name="Tabela23.A1" office:value-type="string">
                  <text:p text:style-name="P35">0.1</text:p>
                </table:table-cell>
                <table:table-cell table:style-name="Tabela23.A1" office:value-type="string">
                  <text:p text:style-name="P35">200</text:p>
                </table:table-cell>
                <table:table-cell table:style-name="Tabela23.A1" office:value-type="string">
                  <text:p text:style-name="P35">1.2</text:p>
                </table:table-cell>
              </table:table-row>
            </table:table>
            <text:p text:style-name="P32"/>
          </table:table-cell>
          <table:table-cell table:style-name="Tabela22.C2" office:value-type="string">
            <text:p text:style-name="P37">VALIDO</text:p>
          </table:table-cell>
          <table:table-cell table:style-name="Tabela22.D2" office:value-type="string">
            <text:p text:style-name="P47">Escaleno</text:p>
          </table:table-cell>
        </table:table-row>
        <table:table-row table:style-name="Tabela22.1">
          <table:table-cell table:style-name="Tabela22.A3" office:value-type="string">
            <text:p text:style-name="P48">Isósceles</text:p>
          </table:table-cell>
          <table:table-cell table:style-name="Tabela22.B3" office:value-type="string">
            <table:table table:name="Tabela28" table:style-name="Tabela28">
              <table:table-column table:style-name="Tabela28.A" table:number-columns-repeated="3"/>
              <table:table-row table:style-name="TableLine110378416">
                <table:table-cell table:style-name="Tabela28.A1" office:value-type="string">
                  <text:p text:style-name="P50"><text:span text:style-name="T14">4</text:span>.0</text:p>
                </table:table-cell>
                <table:table-cell table:style-name="Tabela28.A1" office:value-type="string">
                  <text:p text:style-name="P50">2</text:p>
                </table:table-cell>
                <table:table-cell table:style-name="Tabela28.A1" office:value-type="string">
                  <text:p text:style-name="P50">2</text:p>
                </table:table-cell>
              </table:table-row>
            </table:table>
            <text:p text:style-name="P35"/>
          </table:table-cell>
          <table:table-cell table:style-name="Tabela22.C3" office:value-type="string">
            <text:p text:style-name="P38">VALIDO</text:p>
          </table:table-cell>
          <table:table-cell table:style-name="Tabela22.D3" office:value-type="string">
            <text:p text:style-name="P47">Isósceles</text:p>
          </table:table-cell>
        </table:table-row>
        <table:table-row table:style-name="Tabela22.1">
          <table:table-cell table:style-name="Tabela22.A5" office:value-type="string">
            <text:p text:style-name="P48">Equilátero</text:p>
          </table:table-cell>
          <table:table-cell table:style-name="Tabela22.B4" office:value-type="string">
            <table:table table:name="Tabela31" table:style-name="Tabela31">
              <table:table-column table:style-name="Tabela31.A" table:number-columns-repeated="2"/>
              <table:table-column table:style-name="Tabela31.C"/>
              <table:table-row table:style-name="TableLine110386608">
                <table:table-cell table:style-name="Tabela31.A1" office:value-type="string">
                  <text:p text:style-name="P50">2.<text:span text:style-name="T13">0</text:span></text:p>
                </table:table-cell>
                <table:table-cell table:style-name="Tabela31.A1" office:value-type="string">
                  <text:p text:style-name="P50">2</text:p>
                </table:table-cell>
                <table:table-cell table:style-name="Tabela31.A1" office:value-type="string">
                  <text:p text:style-name="P50">2.0</text:p>
                </table:table-cell>
              </table:table-row>
            </table:table>
            <text:p text:style-name="P35"/>
          </table:table-cell>
          <table:table-cell table:style-name="Tabela22.C4" office:value-type="string">
            <text:p text:style-name="P38">VALIDO</text:p>
          </table:table-cell>
          <table:table-cell table:style-name="Tabela22.D4" office:value-type="string">
            <text:p text:style-name="P47">Equilátero</text:p>
          </table:table-cell>
        </table:table-row>
        <table:table-row table:style-name="Tabela22.1">
          <table:table-cell table:style-name="Tabela22.A5" office:value-type="string">
            <text:p text:style-name="P64">Triângulo invalido</text:p>
          </table:table-cell>
          <table:table-cell table:style-name="Tabela22.B5" office:value-type="string">
            <table:table table:name="Tabela32" table:style-name="Tabela32">
              <table:table-column table:style-name="Tabela32.A" table:number-columns-repeated="3"/>
              <table:table-row table:style-name="TableLine182232992">
                <table:table-cell table:style-name="Tabela32.A1" office:value-type="string">
                  <text:p text:style-name="P69">5</text:p>
                </table:table-cell>
                <table:table-cell table:style-name="Tabela32.A1" office:value-type="string">
                  <text:p text:style-name="P32">2</text:p>
                </table:table-cell>
                <table:table-cell table:style-name="Tabela32.A1" office:value-type="string">
                  <text:p text:style-name="P69">1</text:p>
                </table:table-cell>
              </table:table-row>
            </table:table>
            <text:p text:style-name="P32"/>
          </table:table-cell>
          <table:table-cell table:style-name="Tabela22.C5" office:value-type="string">
            <text:p text:style-name="P43">INVALIDO</text:p>
          </table:table-cell>
          <table:table-cell table:style-name="Tabela22.D5" office:value-type="string">
            <text:p text:style-name="P49">Erro</text:p>
          </table:table-cell>
        </table:table-row>
        <table:table-row table:style-name="Tabela22.1">
          <table:table-cell table:style-name="Tabela22.A6" office:value-type="string">
            <text:p text:style-name="P50">Lado de tamanho zero não existe</text:p>
          </table:table-cell>
          <table:table-cell table:style-name="Tabela22.B6" office:value-type="string">
            <table:table table:name="Tabela24" table:style-name="Tabela24">
              <table:table-column table:style-name="Tabela24.A" table:number-columns-repeated="3"/>
              <table:table-row table:style-name="TableLine110394560">
                <table:table-cell table:style-name="Tabela24.A1" office:value-type="string">
                  <text:p text:style-name="P32">1</text:p>
                </table:table-cell>
                <table:table-cell table:style-name="Tabela24.A1" office:value-type="string">
                  <text:p text:style-name="P32">2</text:p>
                </table:table-cell>
                <table:table-cell table:style-name="Tabela24.A1" office:value-type="string">
                  <text:p text:style-name="P32">0</text:p>
                </table:table-cell>
              </table:table-row>
            </table:table>
            <text:p text:style-name="P32"/>
          </table:table-cell>
          <table:table-cell table:style-name="Tabela22.C6" office:value-type="string">
            <text:p text:style-name="P43">INVALIDO</text:p>
          </table:table-cell>
          <table:table-cell table:style-name="Tabela22.D6" office:value-type="string">
            <text:p text:style-name="P49">Erro</text:p>
          </table:table-cell>
        </table:table-row>
        <table:table-row table:style-name="Tabela22.1">
          <table:table-cell table:style-name="Tabela22.A7" office:value-type="string">
            <text:p text:style-name="P50">Lado de tamanho negativo não existe</text:p>
          </table:table-cell>
          <table:table-cell table:style-name="Tabela22.B7" office:value-type="string">
            <table:table table:name="Tabela25" table:style-name="Tabela25">
              <table:table-column table:style-name="Tabela25.A" table:number-columns-repeated="3"/>
              <table:table-row table:style-name="TableLine110403712">
                <table:table-cell table:style-name="Tabela25.A1" office:value-type="string">
                  <text:p text:style-name="P32">1</text:p>
                </table:table-cell>
                <table:table-cell table:style-name="Tabela25.A1" office:value-type="string">
                  <text:p text:style-name="P32">2</text:p>
                </table:table-cell>
                <table:table-cell table:style-name="Tabela25.A1" office:value-type="string">
                  <text:p text:style-name="P32">-<text:span text:style-name="T10">2</text:span></text:p>
                </table:table-cell>
              </table:table-row>
            </table:table>
            <text:p text:style-name="P32"/>
          </table:table-cell>
          <table:table-cell table:style-name="Tabela22.C7" office:value-type="string">
            <text:p text:style-name="P43">INVALIDO</text:p>
          </table:table-cell>
          <table:table-cell table:style-name="Tabela22.D7" office:value-type="string">
            <text:p text:style-name="P49">Erro</text:p>
          </table:table-cell>
        </table:table-row>
        <table:table-row table:style-name="Tabela22.1">
          <table:table-cell table:style-name="Tabela22.A8" office:value-type="string">
            <text:p text:style-name="P50">Entrada vazia </text:p>
          </table:table-cell>
          <table:table-cell table:style-name="Tabela22.B8" office:value-type="string">
            <table:table table:name="Tabela26" table:style-name="Tabela26">
              <table:table-column table:style-name="Tabela26.A" table:number-columns-repeated="3"/>
              <table:table-row table:style-name="TableLine110411904">
                <table:table-cell table:style-name="Tabela26.A1" office:value-type="string">
                  <text:p text:style-name="P35">1</text:p>
                </table:table-cell>
                <table:table-cell table:style-name="Tabela26.A1" office:value-type="string">
                  <text:p text:style-name="P35">2</text:p>
                </table:table-cell>
                <table:table-cell table:style-name="Tabela26.A1" office:value-type="string">
                  <text:p text:style-name="P35"/>
                </table:table-cell>
              </table:table-row>
            </table:table>
            <text:p text:style-name="P30"/>
          </table:table-cell>
          <table:table-cell table:style-name="Tabela22.C8" office:value-type="string">
            <text:p text:style-name="P43">INVALIDO</text:p>
          </table:table-cell>
          <table:table-cell table:style-name="Tabela22.D8" office:value-type="string">
            <text:p text:style-name="P46">Digite os valores dos vértices do triângulo para identificar o seu tipo </text:p>
          </table:table-cell>
        </table:table-row>
        <table:table-row table:style-name="Tabela22.1">
          <table:table-cell table:style-name="Tabela22.A9" office:value-type="string">
            <text:p text:style-name="P50">É texto </text:p>
          </table:table-cell>
          <table:table-cell table:style-name="Tabela22.B9" office:value-type="string">
            <table:table table:name="Tabela27" table:style-name="Tabela27">
              <table:table-column table:style-name="Tabela27.A" table:number-columns-repeated="3"/>
              <table:table-row table:style-name="TableLine110420448">
                <table:table-cell table:style-name="Tabela27.A1" office:value-type="string">
                  <text:p text:style-name="P35">1</text:p>
                </table:table-cell>
                <table:table-cell table:style-name="Tabela27.A1" office:value-type="string">
                  <text:p text:style-name="P35">2</text:p>
                </table:table-cell>
                <table:table-cell table:style-name="Tabela27.A1" office:value-type="string">
                  <text:p text:style-name="P35">a</text:p>
                </table:table-cell>
              </table:table-row>
            </table:table>
            <text:p text:style-name="P30"/>
          </table:table-cell>
          <table:table-cell table:style-name="Tabela22.C9" office:value-type="string">
            <text:p text:style-name="P43">INVALIDO</text:p>
          </table:table-cell>
          <table:table-cell table:style-name="Tabela22.D9" office:value-type="string">
            <text:p text:style-name="P49">Erro</text:p>
          </table:table-cell>
        </table:table-row>
        <table:table-row table:style-name="Tabela22.1">
          <table:table-cell table:style-name="Tabela22.A10" office:value-type="string">
            <text:p text:style-name="P50">Null é texto</text:p>
          </table:table-cell>
          <table:table-cell table:style-name="Tabela22.B10" office:value-type="string">
            <table:table table:name="Tabela29" table:style-name="Tabela29">
              <table:table-column table:style-name="Tabela29.A" table:number-columns-repeated="3"/>
              <table:table-row table:style-name="TableLine110427984">
                <table:table-cell table:style-name="Tabela29.A1" office:value-type="string">
                  <text:p text:style-name="P35">1</text:p>
                </table:table-cell>
                <table:table-cell table:style-name="Tabela29.A1" office:value-type="string">
                  <text:p text:style-name="P35">2</text:p>
                </table:table-cell>
                <table:table-cell table:style-name="Tabela29.A1" office:value-type="string">
                  <text:p text:style-name="P35">null</text:p>
                </table:table-cell>
              </table:table-row>
            </table:table>
            <text:p text:style-name="P35"/>
          </table:table-cell>
          <table:table-cell table:style-name="Tabela22.C10" office:value-type="string">
            <text:p text:style-name="P43">INVALIDO</text:p>
          </table:table-cell>
          <table:table-cell table:style-name="Tabela22.D10" office:value-type="string">
            <text:p text:style-name="P49">Erro</text:p>
          </table:table-cell>
        </table:table-row>
        <table:table-row table:style-name="Tabela22.11">
          <table:table-cell table:style-name="Tabela22.A11" office:value-type="string">
            <text:p text:style-name="P50">NaN é texto</text:p>
          </table:table-cell>
          <table:table-cell table:style-name="Tabela22.B11" office:value-type="string">
            <table:table table:name="Tabela30" table:style-name="Tabela30">
              <table:table-column table:style-name="Tabela30.A" table:number-columns-repeated="3"/>
              <table:table-row table:style-name="TableLine110435904">
                <table:table-cell table:style-name="Tabela30.A1" office:value-type="string">
                  <text:p text:style-name="P35">1</text:p>
                </table:table-cell>
                <table:table-cell table:style-name="Tabela30.A1" office:value-type="string">
                  <text:p text:style-name="P35">2</text:p>
                </table:table-cell>
                <table:table-cell table:style-name="Tabela30.A1" office:value-type="string">
                  <text:p text:style-name="P35">NaN</text:p>
                </table:table-cell>
              </table:table-row>
            </table:table>
            <text:p text:style-name="P35"/>
          </table:table-cell>
          <table:table-cell table:style-name="Tabela22.C11" office:value-type="string">
            <text:p text:style-name="P43">INVALIDO</text:p>
          </table:table-cell>
          <table:table-cell table:style-name="Tabela22.D11" office:value-type="string">
            <text:p text:style-name="P49">Erro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01:36:25.747777159</meta:creation-date>
    <dc:date>2022-05-12T05:20:01.484746101</dc:date>
    <meta:editing-duration>PT3M14S</meta:editing-duration>
    <meta:editing-cycles>2</meta:editing-cycles>
    <meta:generator>LibreOffice/7.2.4.1$Linux_X86_64 LibreOffice_project/27d75539669ac387bb498e35313b970b7fe9c4f9</meta:generator>
    <meta:document-statistic meta:table-count="32" meta:image-count="0" meta:object-count="18" meta:page-count="3" meta:paragraph-count="189" meta:word-count="577" meta:character-count="3158" meta:non-whitespace-character-count="2755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|</mo>
        <mrow>
          <mrow>
            <mi>b</mi>
            <mo stretchy="false">−</mo>
            <mi>c</mi>
          </mrow>
        </mrow>
        <mo fence="true" form="postfix" stretchy="false">|</mo>
      </mrow>
      <mo stretchy="false">≤</mo>
      <mi>a</mi>
      <mo stretchy="false">≤</mo>
      <mrow>
        <mi>b</mi>
        <mo stretchy="false">+</mo>
        <mi>c</mi>
      </mrow>
    </mrow>
    <annotation encoding="StarMath 5.0">lline b - c rline  &lt;= a &lt;= b + c </annotation>
  </semantics>
</math>
</file>

<file path=Object 10/content.xml><?xml version="1.0" encoding="utf-8"?>
<math xmlns="http://www.w3.org/1998/Math/MathML" display="block">
  <semantics>
    <mrow>
      <mrow>
        <mo fence="true" form="prefix" stretchy="false">|</mo>
        <mrow>
          <mrow>
            <mi>b</mi>
            <mo stretchy="false">−</mo>
            <mi>c</mi>
          </mrow>
        </mrow>
        <mo fence="true" form="postfix" stretchy="false">|</mo>
      </mrow>
      <mo stretchy="false">=</mo>
      <mi>a</mi>
    </mrow>
    <annotation encoding="StarMath 5.0">lline b - c rline  = a</annotation>
  </semantics>
</math>
</file>

<file path=Object 11/content.xml><?xml version="1.0" encoding="utf-8"?>
<math xmlns="http://www.w3.org/1998/Math/MathML" display="block">
  <semantics>
    <mrow>
      <mrow>
        <mo fence="true" form="prefix" stretchy="false">|</mo>
        <mrow>
          <mrow>
            <mi>b</mi>
            <mo stretchy="false">−</mo>
            <mi>c</mi>
          </mrow>
        </mrow>
        <mo fence="true" form="postfix" stretchy="false">|</mo>
      </mrow>
      <mo stretchy="false">&gt;</mo>
      <mi>a</mi>
    </mrow>
    <annotation encoding="StarMath 5.0">lline b - c rline  &gt; a</annotation>
  </semantics>
</math>
</file>

<file path=Object 12/content.xml><?xml version="1.0" encoding="utf-8"?>
<math xmlns="http://www.w3.org/1998/Math/MathML" display="block">
  <semantics>
    <mrow>
      <mi>a</mi>
      <mo stretchy="false">&lt;</mo>
      <mrow>
        <mi>b</mi>
        <mo stretchy="false">+</mo>
        <mi>c</mi>
      </mrow>
    </mrow>
    <annotation encoding="StarMath 5.0">a &lt; b+c</annotation>
  </semantics>
</math>
</file>

<file path=Object 13/content.xml><?xml version="1.0" encoding="utf-8"?>
<math xmlns="http://www.w3.org/1998/Math/MathML" display="block">
  <semantics>
    <mrow>
      <mi>a</mi>
      <mo stretchy="false">=</mo>
      <mrow>
        <mi>b</mi>
        <mo stretchy="false">+</mo>
        <mi>c</mi>
      </mrow>
    </mrow>
    <annotation encoding="StarMath 5.0">a = b+c</annotation>
  </semantics>
</math>
</file>

<file path=Object 14/content.xml><?xml version="1.0" encoding="utf-8"?>
<math xmlns="http://www.w3.org/1998/Math/MathML" display="block">
  <semantics>
    <mrow>
      <mi>a</mi>
      <mo stretchy="false">&gt;</mo>
      <mrow>
        <mi>b</mi>
        <mo stretchy="false">+</mo>
        <mi>c</mi>
      </mrow>
    </mrow>
    <annotation encoding="StarMath 5.0">a &gt; b+c</annotation>
  </semantics>
</math>
</file>

<file path=Object 15/content.xml><?xml version="1.0" encoding="utf-8"?>
<math xmlns="http://www.w3.org/1998/Math/MathML" display="block">
  <semantics>
    <mrow>
      <mn>4</mn>
      <mi>;</mi>
      <mn>2</mn>
      <mi>;</mi>
      <mn>2</mn>
    </mrow>
    <annotation encoding="StarMath 5.0">4; 2; 2</annotation>
  </semantics>
</math>
</file>

<file path=Object 16/content.xml><?xml version="1.0" encoding="utf-8"?>
<math xmlns="http://www.w3.org/1998/Math/MathML" display="block">
  <semantics>
    <mrow>
      <mn>2</mn>
      <mo stretchy="false">=</mo>
      <mn>2</mn>
      <mo stretchy="false">&lt;</mo>
      <mn>6</mn>
    </mrow>
    <annotation encoding="StarMath 5.0">2 = 2 &lt; 6</annotation>
  </semantics>
</math>
</file>

<file path=Object 17/content.xml><?xml version="1.0" encoding="utf-8"?>
<math xmlns="http://www.w3.org/1998/Math/MathML" display="block">
  <semantics>
    <mrow>
      <mn>0</mn>
      <mo stretchy="false">&lt;</mo>
      <mn>4</mn>
      <mo stretchy="false">=</mo>
      <mn>4</mn>
    </mrow>
    <annotation encoding="StarMath 5.0">0 &lt; 4 = 4</annotation>
  </semantics>
</math>
</file>

<file path=Object 18/content.xml><?xml version="1.0" encoding="utf-8"?>
<math xmlns="http://www.w3.org/1998/Math/MathML" display="block">
  <semantics>
    <mrow>
      <mn>5</mn>
      <mi>;</mi>
      <mn>2</mn>
      <mi>;</mi>
      <mn>1</mn>
    </mrow>
    <annotation encoding="StarMath 5.0">5; 2; 1</annotation>
  </semantics>
</math>
</file>

<file path=Object 2/content.xml><?xml version="1.0" encoding="utf-8"?>
<math xmlns="http://www.w3.org/1998/Math/MathML" display="block">
  <semantics>
    <mrow>
      <mrow>
        <mo fence="true" form="prefix" stretchy="false">|</mo>
        <mrow>
          <mrow>
            <mi>a</mi>
            <mo stretchy="false">−</mo>
            <mi>c</mi>
          </mrow>
        </mrow>
        <mo fence="true" form="postfix" stretchy="false">|</mo>
      </mrow>
      <mo stretchy="false">≤</mo>
      <mi>b</mi>
      <mo stretchy="false">≤</mo>
      <mrow>
        <mi>a</mi>
        <mo stretchy="false">+</mo>
        <mi>c</mi>
      </mrow>
    </mrow>
    <annotation encoding="StarMath 5.0">lline a - c rline  &lt;= b &lt;= a + c </annotation>
  </semantics>
</math>
</file>

<file path=Object 3/content.xml><?xml version="1.0" encoding="utf-8"?>
<math xmlns="http://www.w3.org/1998/Math/MathML" display="block">
  <semantics>
    <mrow>
      <mrow>
        <mo fence="true" form="prefix" stretchy="false">|</mo>
        <mrow>
          <mrow>
            <mi>a</mi>
            <mo stretchy="false">−</mo>
            <mi>b</mi>
          </mrow>
        </mrow>
        <mo fence="true" form="postfix" stretchy="false">|</mo>
      </mrow>
      <mo stretchy="false">≤</mo>
      <mi>c</mi>
      <mo stretchy="false">≤</mo>
      <mrow>
        <mi>a</mi>
        <mo stretchy="false">+</mo>
        <mi>b</mi>
      </mrow>
    </mrow>
    <annotation encoding="StarMath 5.0">lline a - b rline  &lt;= c &lt;= a + b</annotation>
  </semantics>
</math>
</file>

<file path=Object 4/content.xml><?xml version="1.0" encoding="utf-8"?>
<math xmlns="http://www.w3.org/1998/Math/MathML" display="block">
  <semantics>
    <mrow>
      <mi>a</mi>
      <mo stretchy="false">=</mo>
      <mi>b</mi>
      <mo stretchy="false">=</mo>
      <mi>c</mi>
    </mrow>
    <annotation encoding="StarMath 5.0">a = b = c</annotation>
  </semantics>
</math>
</file>

<file path=Object 5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o stretchy="false">=</mo>
            <mi>b</mi>
            <mo stretchy="false">≠</mo>
            <mi>c</mi>
          </mrow>
        </mrow>
        <mo fence="true" form="postfix" stretchy="false">)</mo>
      </mrow>
      <mo stretchy="false">∨</mo>
      <mrow>
        <mo fence="true" form="prefix" stretchy="false">(</mo>
        <mrow>
          <mrow>
            <mi>a</mi>
            <mo stretchy="false">=</mo>
            <mi>c</mi>
            <mo stretchy="false">≠</mo>
            <mi>b</mi>
          </mrow>
        </mrow>
        <mo fence="true" form="postfix" stretchy="false">)</mo>
      </mrow>
      <mo stretchy="false">∨</mo>
      <mrow>
        <mo fence="true" form="prefix" stretchy="false">(</mo>
        <mrow>
          <mrow>
            <mi>b</mi>
            <mo stretchy="false">=</mo>
            <mi>c</mi>
            <mo stretchy="false">≠</mo>
            <mi>a</mi>
          </mrow>
        </mrow>
        <mo fence="true" form="postfix" stretchy="false">)</mo>
      </mrow>
    </mrow>
    <annotation encoding="StarMath 5.0">(a = b &lt;&gt; c) or (a = c &lt;&gt; b) or (b = c &lt;&gt; a)</annotation>
  </semantics>
</math>
</file>

<file path=Object 6/content.xml><?xml version="1.0" encoding="utf-8"?>
<math xmlns="http://www.w3.org/1998/Math/MathML" display="block">
  <semantics>
    <mrow>
      <mi>a</mi>
      <mo stretchy="false">≠</mo>
      <mi>b</mi>
      <mo stretchy="false">≠</mo>
      <mi>c</mi>
    </mrow>
    <annotation encoding="StarMath 5.0">a &lt;&gt; b &lt;&gt; c</annotation>
  </semantics>
</math>
</file>

<file path=Object 7/content.xml><?xml version="1.0" encoding="utf-8"?>
<math xmlns="http://www.w3.org/1998/Math/MathML" display="block">
  <semantics>
    <mrow>
      <mrow>
        <mo fence="true" form="prefix" stretchy="false">|</mo>
        <mrow>
          <mrow>
            <mi>b</mi>
            <mo stretchy="false">−</mo>
            <mi>c</mi>
          </mrow>
        </mrow>
        <mo fence="true" form="postfix" stretchy="false">|</mo>
      </mrow>
      <mo stretchy="false">≤</mo>
      <mi>a</mi>
    </mrow>
    <annotation encoding="StarMath 5.0">lline b - c rline  &lt;= a</annotation>
  </semantics>
</math>
</file>

<file path=Object 8/content.xml><?xml version="1.0" encoding="utf-8"?>
<math xmlns="http://www.w3.org/1998/Math/MathML" display="block">
  <semantics>
    <mrow>
      <mi>a</mi>
      <mo stretchy="false">≤</mo>
      <mrow>
        <mi>b</mi>
        <mo stretchy="false">+</mo>
        <mi>c</mi>
      </mrow>
    </mrow>
    <annotation encoding="StarMath 5.0">a &lt;= b + c </annotation>
  </semantics>
</math>
</file>

<file path=Object 9/content.xml><?xml version="1.0" encoding="utf-8"?>
<math xmlns="http://www.w3.org/1998/Math/MathML" display="block">
  <semantics>
    <mrow>
      <mrow>
        <mo fence="true" form="prefix" stretchy="false">|</mo>
        <mrow>
          <mrow>
            <mi>b</mi>
            <mo stretchy="false">−</mo>
            <mi>c</mi>
          </mrow>
        </mrow>
        <mo fence="true" form="postfix" stretchy="false">|</mo>
      </mrow>
      <mo stretchy="false">&lt;</mo>
      <mi>a</mi>
    </mrow>
    <annotation encoding="StarMath 5.0">lline b - c rline  &lt; a</annotation>
  </semantics>
</math>
</file>